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 style:font-family-generic="swiss"/>
    </style:style>
    <style:style style:name="ce2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#FFFFFF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4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5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6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7" style:family="table-cell" style:parent-style-name="_19968__33324__32_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1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8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9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0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微軟正黑體" style:font-name-asian="微軟正黑體" style:font-name-complex="微軟正黑體" style:font-family-generic="swiss"/>
    </style:style>
    <style:style style:name="ce21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3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4" style:family="table-cell" style:parent-style-name="_19968__33324__Book3" style:data-style-name="N5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5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6" style:family="table-cell" style:parent-style-name="_19968__33324__32_2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8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style:font-family-generic="swiss"/>
    </style:style>
    <style:style style:name="ce29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30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 style:font-family-generic="swiss"/>
    </style:style>
    <style:style style:name="ce31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32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 style:font-family-generic="swiss"/>
    </style:style>
    <style:style style:name="ce3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4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35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36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8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_32_3" style:data-style-name="N48">
      <style:table-cell-properties fo:border="thin solid #000000"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0.1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0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4" table:default-cell-style-name="ce1"/>
        <table:table-column table:style-name="co11" table:number-columns-repeated="2" table:default-cell-style-name="ce1"/>
        <table:table-column table:style-name="co9" table:default-cell-style-name="ce32"/>
        <table:table-column table:style-name="co12" table:number-columns-repeated="16352" table:default-cell-style-name="ce1"/>
        <table:table-row table:style-name="ro1">
          <table:table-cell office:value-type="string" table:number-columns-spanned="32" table:number-rows-spanned="1" table:style-name="ce33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1" table:style-name="ce2"/>
          <table:table-cell office:value-type="string" table:style-name="ce2">
            <text:p>中 華 民 國 110 年 2 月 底</text:p>
          </table:table-cell>
          <table:table-cell table:number-columns-repeated="15" table:style-name="ce2"/>
          <table:table-cell table:number-columns-repeated="2" table:style-name="ce3"/>
          <table:table-cell office:value-type="string" table:style-name="ce4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34">
            <text:p>區域別</text:p>
          </table:table-cell>
          <table:table-cell office:value-type="string" table:number-columns-spanned="3" table:number-rows-spanned="1" table:style-name="ce35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36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37">
            <text:p>0<text:s/><text:span text:style-name="T2">～</text:span><text:span text:style-name="T4"><text:s/></text:span>6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37">
            <text:p>0<text:s/><text:span text:style-name="T2">～</text:span><text:span text:style-name="T4"><text:s/></text:span>11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37">
            <text:p>0<text:s/><text:span text:style-name="T2">～</text:span><text:span text:style-name="T4"><text:s/></text:span>12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37">
            <text:p>12<text:s/><text:span text:style-name="T2">～</text:span><text:span text:style-name="T4"><text:s/></text:span>17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39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38">
            <text:p>65<text:span text:style-name="T2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7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8">
            <text:p>總 <text:s text:c="3"/>計</text:p>
          </table:table-cell>
          <table:table-cell office:value-type="float" office:value="23539588" table:style-name="ce9">
            <text:p>23,539,588</text:p>
          </table:table-cell>
          <table:table-cell office:value-type="float" office:value="11661640" table:style-name="ce9">
            <text:p>11,661,640</text:p>
          </table:table-cell>
          <table:table-cell office:value-type="float" office:value="11877948" table:style-name="ce9">
            <text:p>11,877,948</text:p>
          </table:table-cell>
          <table:table-cell office:value-type="float" office:value="912530" table:style-name="ce9">
            <text:p>912,530</text:p>
          </table:table-cell>
          <table:table-cell office:value-type="float" office:value="472667" table:style-name="ce9">
            <text:p>472,667</text:p>
          </table:table-cell>
          <table:table-cell office:value-type="float" office:value="439863" table:style-name="ce9">
            <text:p>439,863</text:p>
          </table:table-cell>
          <table:table-cell office:value-type="float" office:value="3.876575919680497" table:style-name="ce10">
            <text:p>3.88</text:p>
          </table:table-cell>
          <table:table-cell office:value-type="float" office:value="1343119" table:style-name="ce9">
            <text:p>1,343,119</text:p>
          </table:table-cell>
          <table:table-cell office:value-type="float" office:value="695838" table:style-name="ce9">
            <text:p>695,838</text:p>
          </table:table-cell>
          <table:table-cell office:value-type="float" office:value="647281" table:style-name="ce9">
            <text:p>647,281</text:p>
          </table:table-cell>
          <table:table-cell office:value-type="float" office:value="5.7057880537246444" table:style-name="ce11">
            <text:p>5.71</text:p>
          </table:table-cell>
          <table:table-cell office:value-type="float" office:value="2341712" table:style-name="ce9">
            <text:p>2,341,712</text:p>
          </table:table-cell>
          <table:table-cell office:value-type="float" office:value="1214168" table:style-name="ce9">
            <text:p>1,214,168</text:p>
          </table:table-cell>
          <table:table-cell office:value-type="float" office:value="1127544" table:style-name="ce9">
            <text:p>1,127,544</text:p>
          </table:table-cell>
          <table:table-cell office:value-type="float" office:value="9.9479736008973472" table:style-name="ce10">
            <text:p>9.95</text:p>
          </table:table-cell>
          <table:table-cell office:value-type="float" office:value="2538450" table:style-name="ce9">
            <text:p>2,538,450</text:p>
          </table:table-cell>
          <table:table-cell office:value-type="float" office:value="1316926" table:style-name="ce9">
            <text:p>1,316,926</text:p>
          </table:table-cell>
          <table:table-cell office:value-type="float" office:value="1221524" table:style-name="ce9">
            <text:p>1,221,524</text:p>
          </table:table-cell>
          <table:table-cell office:value-type="float" office:value="10.783748636552177" table:style-name="ce10">
            <text:p>10.78</text:p>
          </table:table-cell>
          <table:table-cell office:value-type="float" office:value="1255596" table:style-name="ce9">
            <text:p>1,255,596</text:p>
          </table:table-cell>
          <table:table-cell office:value-type="float" office:value="656547" table:style-name="ce9">
            <text:p>656,547</text:p>
          </table:table-cell>
          <table:table-cell office:value-type="float" office:value="599049" table:style-name="ce9">
            <text:p>599,049</text:p>
          </table:table-cell>
          <table:table-cell office:value-type="float" office:value="5.3339761086727604" table:style-name="ce10">
            <text:p>5.33</text:p>
          </table:table-cell>
          <table:table-cell office:value-type="float" office:value="19446747" table:style-name="ce9">
            <text:p>19,446,747</text:p>
          </table:table-cell>
          <table:table-cell office:value-type="float" office:value="9532853" table:style-name="ce9">
            <text:p>9,532,853</text:p>
          </table:table-cell>
          <table:table-cell office:value-type="float" office:value="9913894" table:style-name="ce9">
            <text:p>9,913,894</text:p>
          </table:table-cell>
          <table:table-cell office:value-type="float" office:value="82.612945477210559" table:style-name="ce10">
            <text:p>82.61</text:p>
          </table:table-cell>
          <table:table-cell office:value-type="float" office:value="3816610" table:style-name="ce9">
            <text:p>3,816,610</text:p>
          </table:table-cell>
          <table:table-cell office:value-type="float" office:value="1739538" table:style-name="ce9">
            <text:p>1,739,538</text:p>
          </table:table-cell>
          <table:table-cell office:value-type="float" office:value="2077072" table:style-name="ce9">
            <text:p>2,077,072</text:p>
          </table:table-cell>
          <table:table-cell office:value-type="float" office:value="16.213580288660957" table:style-name="ce10">
            <text:p>16.21</text:p>
          </table:table-cell>
          <table:table-cell table:number-columns-repeated="16352"/>
        </table:table-row>
        <table:table-row table:style-name="ro6">
          <table:table-cell office:value-type="string" table:style-name="ce12">
            <text:p>新北市</text:p>
          </table:table-cell>
          <table:table-cell office:value-type="float" office:value="4029493" table:style-name="ce13">
            <text:p>4,029,493</text:p>
          </table:table-cell>
          <table:table-cell office:value-type="float" office:value="1967438" table:style-name="ce13">
            <text:p>1,967,438</text:p>
          </table:table-cell>
          <table:table-cell office:value-type="float" office:value="2062055" table:style-name="ce13">
            <text:p>2,062,055</text:p>
          </table:table-cell>
          <table:table-cell office:value-type="float" office:value="145787" table:style-name="ce13">
            <text:p>145,787</text:p>
          </table:table-cell>
          <table:table-cell office:value-type="float" office:value="75212" table:style-name="ce13">
            <text:p>75,212</text:p>
          </table:table-cell>
          <table:table-cell office:value-type="float" office:value="70575" table:style-name="ce13">
            <text:p>70,575</text:p>
          </table:table-cell>
          <table:table-cell office:value-type="float" office:value="3.6179985918824027" table:style-name="ce14">
            <text:p>3.62</text:p>
          </table:table-cell>
          <table:table-cell office:value-type="float" office:value="216747" table:style-name="ce13">
            <text:p>216,747</text:p>
          </table:table-cell>
          <table:table-cell office:value-type="float" office:value="111993" table:style-name="ce13">
            <text:p>111,993</text:p>
          </table:table-cell>
          <table:table-cell office:value-type="float" office:value="104754" table:style-name="ce13">
            <text:p>104,754</text:p>
          </table:table-cell>
          <table:table-cell office:value-type="float" office:value="5.379014183670253" table:style-name="ce15">
            <text:p>5.38</text:p>
          </table:table-cell>
          <table:table-cell office:value-type="float" office:value="382284" table:style-name="ce13">
            <text:p>382,284</text:p>
          </table:table-cell>
          <table:table-cell office:value-type="float" office:value="197760" table:style-name="ce13">
            <text:p>197,760</text:p>
          </table:table-cell>
          <table:table-cell office:value-type="float" office:value="184524" table:style-name="ce13">
            <text:p>184,524</text:p>
          </table:table-cell>
          <table:table-cell office:value-type="float" office:value="9.4871488795240495" table:style-name="ce14">
            <text:p>9.49</text:p>
          </table:table-cell>
          <table:table-cell office:value-type="float" office:value="413706" table:style-name="ce13">
            <text:p>413,706</text:p>
          </table:table-cell>
          <table:table-cell office:value-type="float" office:value="214248" table:style-name="ce13">
            <text:p>214,248</text:p>
          </table:table-cell>
          <table:table-cell office:value-type="float" office:value="199458" table:style-name="ce13">
            <text:p>199,458</text:p>
          </table:table-cell>
          <table:table-cell office:value-type="float" office:value="10.266949216688054" table:style-name="ce14">
            <text:p>10.27</text:p>
          </table:table-cell>
          <table:table-cell office:value-type="float" office:value="204251" table:style-name="ce13">
            <text:p>204,251</text:p>
          </table:table-cell>
          <table:table-cell office:value-type="float" office:value="106809" table:style-name="ce13">
            <text:p>106,809</text:p>
          </table:table-cell>
          <table:table-cell office:value-type="float" office:value="97442" table:style-name="ce13">
            <text:p>97,442</text:p>
          </table:table-cell>
          <table:table-cell office:value-type="float" office:value="5.0689007277094165" table:style-name="ce14">
            <text:p>5.07</text:p>
          </table:table-cell>
          <table:table-cell office:value-type="float" office:value="3361795" table:style-name="ce13">
            <text:p>3,361,795</text:p>
          </table:table-cell>
          <table:table-cell office:value-type="float" office:value="1620467" table:style-name="ce13">
            <text:p>1,620,467</text:p>
          </table:table-cell>
          <table:table-cell office:value-type="float" office:value="1741328" table:style-name="ce13">
            <text:p>1,741,328</text:p>
          </table:table-cell>
          <table:table-cell office:value-type="float" office:value="83.429726767114374" table:style-name="ce14">
            <text:p>83.43</text:p>
          </table:table-cell>
          <table:table-cell office:value-type="float" office:value="624606" table:style-name="ce13">
            <text:p>624,606</text:p>
          </table:table-cell>
          <table:table-cell office:value-type="float" office:value="281509" table:style-name="ce13">
            <text:p>281,509</text:p>
          </table:table-cell>
          <table:table-cell office:value-type="float" office:value="343097" table:style-name="ce13">
            <text:p>343,097</text:p>
          </table:table-cell>
          <table:table-cell office:value-type="float" office:value="15.500858296564854" table:style-name="ce14">
            <text:p>15.50</text:p>
          </table:table-cell>
          <table:table-cell table:number-columns-repeated="16352"/>
        </table:table-row>
        <table:table-row table:style-name="ro7">
          <table:table-cell office:value-type="string" table:style-name="ce12">
            <text:p>臺北市</text:p>
          </table:table-cell>
          <table:table-cell office:value-type="float" office:value="2592878" table:style-name="ce13">
            <text:p>2,592,878</text:p>
          </table:table-cell>
          <table:table-cell office:value-type="float" office:value="1233881" table:style-name="ce13">
            <text:p>1,233,881</text:p>
          </table:table-cell>
          <table:table-cell office:value-type="float" office:value="1358997" table:style-name="ce13">
            <text:p>1,358,997</text:p>
          </table:table-cell>
          <table:table-cell office:value-type="float" office:value="110197" table:style-name="ce13">
            <text:p>110,197</text:p>
          </table:table-cell>
          <table:table-cell office:value-type="float" office:value="56906" table:style-name="ce13">
            <text:p>56,906</text:p>
          </table:table-cell>
          <table:table-cell office:value-type="float" office:value="53291" table:style-name="ce13">
            <text:p>53,291</text:p>
          </table:table-cell>
          <table:table-cell office:value-type="float" office:value="4.2499878513373943" table:style-name="ce14">
            <text:p>4.25</text:p>
          </table:table-cell>
          <table:table-cell office:value-type="float" office:value="161530" table:style-name="ce13">
            <text:p>161,530</text:p>
          </table:table-cell>
          <table:table-cell office:value-type="float" office:value="83384" table:style-name="ce13">
            <text:p>83,384</text:p>
          </table:table-cell>
          <table:table-cell office:value-type="float" office:value="78146" table:style-name="ce13">
            <text:p>78,146</text:p>
          </table:table-cell>
          <table:table-cell office:value-type="float" office:value="6.2297570498881942" table:style-name="ce15">
            <text:p>6.23</text:p>
          </table:table-cell>
          <table:table-cell office:value-type="float" office:value="275786" table:style-name="ce13">
            <text:p>275,786</text:p>
          </table:table-cell>
          <table:table-cell office:value-type="float" office:value="142616" table:style-name="ce13">
            <text:p>142,616</text:p>
          </table:table-cell>
          <table:table-cell office:value-type="float" office:value="133170" table:style-name="ce13">
            <text:p>133,170</text:p>
          </table:table-cell>
          <table:table-cell office:value-type="float" office:value="10.63628909651746" table:style-name="ce14">
            <text:p>10.64</text:p>
          </table:table-cell>
          <table:table-cell office:value-type="float" office:value="297689" table:style-name="ce13">
            <text:p>297,689</text:p>
          </table:table-cell>
          <table:table-cell office:value-type="float" office:value="153995" table:style-name="ce13">
            <text:p>153,995</text:p>
          </table:table-cell>
          <table:table-cell office:value-type="float" office:value="143694" table:style-name="ce13">
            <text:p>143,694</text:p>
          </table:table-cell>
          <table:table-cell office:value-type="float" office:value="11.481026103040714" table:style-name="ce14">
            <text:p>11.48</text:p>
          </table:table-cell>
          <table:table-cell office:value-type="float" office:value="128013" table:style-name="ce13">
            <text:p>128,013</text:p>
          </table:table-cell>
          <table:table-cell office:value-type="float" office:value="66768" table:style-name="ce13">
            <text:p>66,768</text:p>
          </table:table-cell>
          <table:table-cell office:value-type="float" office:value="61245" table:style-name="ce13">
            <text:p>61,245</text:p>
          </table:table-cell>
          <table:table-cell office:value-type="float" office:value="4.937100781448259" table:style-name="ce14">
            <text:p>4.94</text:p>
          </table:table-cell>
          <table:table-cell office:value-type="float" office:value="2144134" table:style-name="ce13">
            <text:p>2,144,134</text:p>
          </table:table-cell>
          <table:table-cell office:value-type="float" office:value="1001217" table:style-name="ce13">
            <text:p>1,001,217</text:p>
          </table:table-cell>
          <table:table-cell office:value-type="float" office:value="1142917" table:style-name="ce13">
            <text:p>1,142,917</text:p>
          </table:table-cell>
          <table:table-cell office:value-type="float" office:value="82.693208087692511" table:style-name="ce14">
            <text:p>82.69</text:p>
          </table:table-cell>
          <table:table-cell office:value-type="float" office:value="498236" table:style-name="ce13">
            <text:p>498,236</text:p>
          </table:table-cell>
          <table:table-cell office:value-type="float" office:value="221372" table:style-name="ce13">
            <text:p>221,372</text:p>
          </table:table-cell>
          <table:table-cell office:value-type="float" office:value="276864" table:style-name="ce13">
            <text:p>276,864</text:p>
          </table:table-cell>
          <table:table-cell office:value-type="float" office:value="19.215558927184386" table:style-name="ce14">
            <text:p>19.22</text:p>
          </table:table-cell>
          <table:table-cell table:number-columns-repeated="16352"/>
        </table:table-row>
        <table:table-row table:style-name="ro7">
          <table:table-cell office:value-type="string" table:style-name="ce12">
            <text:p>桃園市</text:p>
          </table:table-cell>
          <table:table-cell office:value-type="float" office:value="2269948" table:style-name="ce13">
            <text:p>2,269,948</text:p>
          </table:table-cell>
          <table:table-cell office:value-type="float" office:value="1124674" table:style-name="ce13">
            <text:p>1,124,674</text:p>
          </table:table-cell>
          <table:table-cell office:value-type="float" office:value="1145274" table:style-name="ce13">
            <text:p>1,145,274</text:p>
          </table:table-cell>
          <table:table-cell office:value-type="float" office:value="109589" table:style-name="ce13">
            <text:p>109,589</text:p>
          </table:table-cell>
          <table:table-cell office:value-type="float" office:value="56891" table:style-name="ce13">
            <text:p>56,891</text:p>
          </table:table-cell>
          <table:table-cell office:value-type="float" office:value="52698" table:style-name="ce13">
            <text:p>52,698</text:p>
          </table:table-cell>
          <table:table-cell office:value-type="float" office:value="4.8278198443312359" table:style-name="ce14">
            <text:p>4.83</text:p>
          </table:table-cell>
          <table:table-cell office:value-type="float" office:value="157228" table:style-name="ce13">
            <text:p>157,228</text:p>
          </table:table-cell>
          <table:table-cell office:value-type="float" office:value="81649" table:style-name="ce13">
            <text:p>81,649</text:p>
          </table:table-cell>
          <table:table-cell office:value-type="float" office:value="75579" table:style-name="ce13">
            <text:p>75,579</text:p>
          </table:table-cell>
          <table:table-cell office:value-type="float" office:value="6.9265022811095225" table:style-name="ce15">
            <text:p>6.93</text:p>
          </table:table-cell>
          <table:table-cell office:value-type="float" office:value="265658" table:style-name="ce13">
            <text:p>265,658</text:p>
          </table:table-cell>
          <table:table-cell office:value-type="float" office:value="137937" table:style-name="ce13">
            <text:p>137,937</text:p>
          </table:table-cell>
          <table:table-cell office:value-type="float" office:value="127721" table:style-name="ce13">
            <text:p>127,721</text:p>
          </table:table-cell>
          <table:table-cell office:value-type="float" office:value="11.703263687097678" table:style-name="ce14">
            <text:p>11.70</text:p>
          </table:table-cell>
          <table:table-cell office:value-type="float" office:value="286831" table:style-name="ce13">
            <text:p>286,831</text:p>
          </table:table-cell>
          <table:table-cell office:value-type="float" office:value="148973" table:style-name="ce13">
            <text:p>148,973</text:p>
          </table:table-cell>
          <table:table-cell office:value-type="float" office:value="137858" table:style-name="ce13">
            <text:p>137,858</text:p>
          </table:table-cell>
          <table:table-cell office:value-type="float" office:value="12.63601633165165" table:style-name="ce14">
            <text:p>12.64</text:p>
          </table:table-cell>
          <table:table-cell office:value-type="float" office:value="133997" table:style-name="ce13">
            <text:p>133,997</text:p>
          </table:table-cell>
          <table:table-cell office:value-type="float" office:value="70316" table:style-name="ce13">
            <text:p>70,316</text:p>
          </table:table-cell>
          <table:table-cell office:value-type="float" office:value="63681" table:style-name="ce13">
            <text:p>63,681</text:p>
          </table:table-cell>
          <table:table-cell office:value-type="float" office:value="5.903086766745318" table:style-name="ce14">
            <text:p>5.90</text:p>
          </table:table-cell>
          <table:table-cell office:value-type="float" office:value="1818347" table:style-name="ce13">
            <text:p>1,818,347</text:p>
          </table:table-cell>
          <table:table-cell office:value-type="float" office:value="889282" table:style-name="ce13">
            <text:p>889,282</text:p>
          </table:table-cell>
          <table:table-cell office:value-type="float" office:value="929065" table:style-name="ce13">
            <text:p>929,065</text:p>
          </table:table-cell>
          <table:table-cell office:value-type="float" office:value="80.105227080091694" table:style-name="ce14">
            <text:p>80.11</text:p>
          </table:table-cell>
          <table:table-cell office:value-type="float" office:value="295167" table:style-name="ce13">
            <text:p>295,167</text:p>
          </table:table-cell>
          <table:table-cell office:value-type="float" office:value="134993" table:style-name="ce13">
            <text:p>134,993</text:p>
          </table:table-cell>
          <table:table-cell office:value-type="float" office:value="160174" table:style-name="ce13">
            <text:p>160,174</text:p>
          </table:table-cell>
          <table:table-cell office:value-type="float" office:value="13.003249413642957" table:style-name="ce14">
            <text:p>13.00</text:p>
          </table:table-cell>
          <table:table-cell table:number-columns-repeated="16352"/>
        </table:table-row>
        <table:table-row table:style-name="ro6">
          <table:table-cell office:value-type="string" table:style-name="ce12">
            <text:p>臺中市</text:p>
          </table:table-cell>
          <table:table-cell office:value-type="float" office:value="2821464" table:style-name="ce13">
            <text:p>2,821,464</text:p>
          </table:table-cell>
          <table:table-cell office:value-type="float" office:value="1385493" table:style-name="ce13">
            <text:p>1,385,493</text:p>
          </table:table-cell>
          <table:table-cell office:value-type="float" office:value="1435971" table:style-name="ce13">
            <text:p>1,435,971</text:p>
          </table:table-cell>
          <table:table-cell office:value-type="float" office:value="121587" table:style-name="ce13">
            <text:p>121,587</text:p>
          </table:table-cell>
          <table:table-cell office:value-type="float" office:value="63053" table:style-name="ce13">
            <text:p>63,053</text:p>
          </table:table-cell>
          <table:table-cell office:value-type="float" office:value="58534" table:style-name="ce13">
            <text:p>58,534</text:p>
          </table:table-cell>
          <table:table-cell office:value-type="float" office:value="4.3093585457762353" table:style-name="ce14">
            <text:p>4.31</text:p>
          </table:table-cell>
          <table:table-cell office:value-type="float" office:value="180711" table:style-name="ce13">
            <text:p>180,711</text:p>
          </table:table-cell>
          <table:table-cell office:value-type="float" office:value="93855" table:style-name="ce13">
            <text:p>93,855</text:p>
          </table:table-cell>
          <table:table-cell office:value-type="float" office:value="86856" table:style-name="ce13">
            <text:p>86,856</text:p>
          </table:table-cell>
          <table:table-cell office:value-type="float" office:value="6.4048664097787533" table:style-name="ce15">
            <text:p>6.40</text:p>
          </table:table-cell>
          <table:table-cell office:value-type="float" office:value="313526" table:style-name="ce13">
            <text:p>313,526</text:p>
          </table:table-cell>
          <table:table-cell office:value-type="float" office:value="162790" table:style-name="ce13">
            <text:p>162,790</text:p>
          </table:table-cell>
          <table:table-cell office:value-type="float" office:value="150736" table:style-name="ce13">
            <text:p>150,736</text:p>
          </table:table-cell>
          <table:table-cell office:value-type="float" office:value="11.112174388898813" table:style-name="ce14">
            <text:p>11.11</text:p>
          </table:table-cell>
          <table:table-cell office:value-type="float" office:value="339209" table:style-name="ce13">
            <text:p>339,209</text:p>
          </table:table-cell>
          <table:table-cell office:value-type="float" office:value="176192" table:style-name="ce13">
            <text:p>176,192</text:p>
          </table:table-cell>
          <table:table-cell office:value-type="float" office:value="163017" table:style-name="ce13">
            <text:p>163,017</text:p>
          </table:table-cell>
          <table:table-cell office:value-type="float" office:value="12.022446502950242" table:style-name="ce14">
            <text:p>12.02</text:p>
          </table:table-cell>
          <table:table-cell office:value-type="float" office:value="163041" table:style-name="ce13">
            <text:p>163,041</text:p>
          </table:table-cell>
          <table:table-cell office:value-type="float" office:value="84716" table:style-name="ce13">
            <text:p>84,716</text:p>
          </table:table-cell>
          <table:table-cell office:value-type="float" office:value="78325" table:style-name="ce13">
            <text:p>78,325</text:p>
          </table:table-cell>
          <table:table-cell office:value-type="float" office:value="5.7785957928224496" table:style-name="ce14">
            <text:p>5.78</text:p>
          </table:table-cell>
          <table:table-cell office:value-type="float" office:value="2281590" table:style-name="ce13">
            <text:p>2,281,590</text:p>
          </table:table-cell>
          <table:table-cell office:value-type="float" office:value="1105213" table:style-name="ce13">
            <text:p>1,105,213</text:p>
          </table:table-cell>
          <table:table-cell office:value-type="float" office:value="1176377" table:style-name="ce13">
            <text:p>1,176,377</text:p>
          </table:table-cell>
          <table:table-cell office:value-type="float" office:value="80.865465588077683" table:style-name="ce14">
            <text:p>80.87</text:p>
          </table:table-cell>
          <table:table-cell office:value-type="float" office:value="388342" table:style-name="ce13">
            <text:p>388,342</text:p>
          </table:table-cell>
          <table:table-cell office:value-type="float" office:value="176912" table:style-name="ce13">
            <text:p>176,912</text:p>
          </table:table-cell>
          <table:table-cell office:value-type="float" office:value="211430" table:style-name="ce13">
            <text:p>211,430</text:p>
          </table:table-cell>
          <table:table-cell office:value-type="float" office:value="13.76384742105517" table:style-name="ce14">
            <text:p>13.76</text:p>
          </table:table-cell>
          <table:table-cell table:number-columns-repeated="16352"/>
        </table:table-row>
        <table:table-row table:style-name="ro7">
          <table:table-cell office:value-type="string" table:style-name="ce12">
            <text:p>臺南市</text:p>
          </table:table-cell>
          <table:table-cell office:value-type="float" office:value="1873043" table:style-name="ce13">
            <text:p>1,873,043</text:p>
          </table:table-cell>
          <table:table-cell office:value-type="float" office:value="932847" table:style-name="ce13">
            <text:p>932,847</text:p>
          </table:table-cell>
          <table:table-cell office:value-type="float" office:value="940196" table:style-name="ce13">
            <text:p>940,196</text:p>
          </table:table-cell>
          <table:table-cell office:value-type="float" office:value="65707" table:style-name="ce13">
            <text:p>65,707</text:p>
          </table:table-cell>
          <table:table-cell office:value-type="float" office:value="34061" table:style-name="ce13">
            <text:p>34,061</text:p>
          </table:table-cell>
          <table:table-cell office:value-type="float" office:value="31646" table:style-name="ce13">
            <text:p>31,646</text:p>
          </table:table-cell>
          <table:table-cell office:value-type="float" office:value="3.5080347861741563" table:style-name="ce14">
            <text:p>3.51</text:p>
          </table:table-cell>
          <table:table-cell office:value-type="float" office:value="99058" table:style-name="ce13">
            <text:p>99,058</text:p>
          </table:table-cell>
          <table:table-cell office:value-type="float" office:value="51299" table:style-name="ce13">
            <text:p>51,299</text:p>
          </table:table-cell>
          <table:table-cell office:value-type="float" office:value="47759" table:style-name="ce13">
            <text:p>47,759</text:p>
          </table:table-cell>
          <table:table-cell office:value-type="float" office:value="5.2886132352540756" table:style-name="ce15">
            <text:p>5.29</text:p>
          </table:table-cell>
          <table:table-cell office:value-type="float" office:value="175732" table:style-name="ce13">
            <text:p>175,732</text:p>
          </table:table-cell>
          <table:table-cell office:value-type="float" office:value="91089" table:style-name="ce13">
            <text:p>91,089</text:p>
          </table:table-cell>
          <table:table-cell office:value-type="float" office:value="84643" table:style-name="ce13">
            <text:p>84,643</text:p>
          </table:table-cell>
          <table:table-cell office:value-type="float" office:value="9.382165812530733" table:style-name="ce14">
            <text:p>9.38</text:p>
          </table:table-cell>
          <table:table-cell office:value-type="float" office:value="191025" table:style-name="ce13">
            <text:p>191,025</text:p>
          </table:table-cell>
          <table:table-cell office:value-type="float" office:value="98893" table:style-name="ce13">
            <text:p>98,893</text:p>
          </table:table-cell>
          <table:table-cell office:value-type="float" office:value="92132" table:style-name="ce13">
            <text:p>92,132</text:p>
          </table:table-cell>
          <table:table-cell office:value-type="float" office:value="10.198644665392093" table:style-name="ce14">
            <text:p>10.20</text:p>
          </table:table-cell>
          <table:table-cell office:value-type="float" office:value="95613" table:style-name="ce13">
            <text:p>95,613</text:p>
          </table:table-cell>
          <table:table-cell office:value-type="float" office:value="49795" table:style-name="ce13">
            <text:p>49,795</text:p>
          </table:table-cell>
          <table:table-cell office:value-type="float" office:value="45818" table:style-name="ce13">
            <text:p>45,818</text:p>
          </table:table-cell>
          <table:table-cell office:value-type="float" office:value="5.1046879329518857" table:style-name="ce14">
            <text:p>5.10</text:p>
          </table:table-cell>
          <table:table-cell office:value-type="float" office:value="1564578" table:style-name="ce13">
            <text:p>1,564,578</text:p>
          </table:table-cell>
          <table:table-cell office:value-type="float" office:value="772707" table:style-name="ce13">
            <text:p>772,707</text:p>
          </table:table-cell>
          <table:table-cell office:value-type="float" office:value="791871" table:style-name="ce13">
            <text:p>791,871</text:p>
          </table:table-cell>
          <table:table-cell office:value-type="float" office:value="83.531344448579119" table:style-name="ce14">
            <text:p>83.53</text:p>
          </table:table-cell>
          <table:table-cell office:value-type="float" office:value="311624" table:style-name="ce13">
            <text:p>311,624</text:p>
          </table:table-cell>
          <table:table-cell office:value-type="float" office:value="143149" table:style-name="ce13">
            <text:p>143,149</text:p>
          </table:table-cell>
          <table:table-cell office:value-type="float" office:value="168475" table:style-name="ce13">
            <text:p>168,475</text:p>
          </table:table-cell>
          <table:table-cell office:value-type="float" office:value="16.637311583343255" table:style-name="ce14">
            <text:p>16.64</text:p>
          </table:table-cell>
          <table:table-cell table:number-columns-repeated="16352"/>
        </table:table-row>
        <table:table-row table:style-name="ro7">
          <table:table-cell office:value-type="string" table:style-name="ce12">
            <text:p>高雄市</text:p>
          </table:table-cell>
          <table:table-cell office:value-type="float" office:value="2763057" table:style-name="ce13">
            <text:p>2,763,057</text:p>
          </table:table-cell>
          <table:table-cell office:value-type="float" office:value="1362652" table:style-name="ce13">
            <text:p>1,362,652</text:p>
          </table:table-cell>
          <table:table-cell office:value-type="float" office:value="1400405" table:style-name="ce13">
            <text:p>1,400,405</text:p>
          </table:table-cell>
          <table:table-cell office:value-type="float" office:value="99862" table:style-name="ce13">
            <text:p>99,862</text:p>
          </table:table-cell>
          <table:table-cell office:value-type="float" office:value="51783" table:style-name="ce13">
            <text:p>51,783</text:p>
          </table:table-cell>
          <table:table-cell office:value-type="float" office:value="48079" table:style-name="ce13">
            <text:p>48,079</text:p>
          </table:table-cell>
          <table:table-cell office:value-type="float" office:value="3.6141853027281012" table:style-name="ce14">
            <text:p>3.61</text:p>
          </table:table-cell>
          <table:table-cell office:value-type="float" office:value="146472" table:style-name="ce13">
            <text:p>146,472</text:p>
          </table:table-cell>
          <table:table-cell office:value-type="float" office:value="75968" table:style-name="ce13">
            <text:p>75,968</text:p>
          </table:table-cell>
          <table:table-cell office:value-type="float" office:value="70504" table:style-name="ce13">
            <text:p>70,504</text:p>
          </table:table-cell>
          <table:table-cell office:value-type="float" office:value="5.3010849939034914" table:style-name="ce15">
            <text:p>5.30</text:p>
          </table:table-cell>
          <table:table-cell office:value-type="float" office:value="254559" table:style-name="ce13">
            <text:p>254,559</text:p>
          </table:table-cell>
          <table:table-cell office:value-type="float" office:value="131930" table:style-name="ce13">
            <text:p>131,930</text:p>
          </table:table-cell>
          <table:table-cell office:value-type="float" office:value="122629" table:style-name="ce13">
            <text:p>122,629</text:p>
          </table:table-cell>
          <table:table-cell office:value-type="float" office:value="9.2129478327808663" table:style-name="ce14">
            <text:p>9.21</text:p>
          </table:table-cell>
          <table:table-cell office:value-type="float" office:value="276274" table:style-name="ce13">
            <text:p>276,274</text:p>
          </table:table-cell>
          <table:table-cell office:value-type="float" office:value="143149" table:style-name="ce13">
            <text:p>143,149</text:p>
          </table:table-cell>
          <table:table-cell office:value-type="float" office:value="133125" table:style-name="ce13">
            <text:p>133,125</text:p>
          </table:table-cell>
          <table:table-cell office:value-type="float" office:value="9.9988527200126516" table:style-name="ce14">
            <text:p>10.00</text:p>
          </table:table-cell>
          <table:table-cell office:value-type="float" office:value="140445" table:style-name="ce13">
            <text:p>140,445</text:p>
          </table:table-cell>
          <table:table-cell office:value-type="float" office:value="73169" table:style-name="ce13">
            <text:p>73,169</text:p>
          </table:table-cell>
          <table:table-cell office:value-type="float" office:value="67276" table:style-name="ce13">
            <text:p>67,276</text:p>
          </table:table-cell>
          <table:table-cell office:value-type="float" office:value="5.0829570291166633" table:style-name="ce14">
            <text:p>5.08</text:p>
          </table:table-cell>
          <table:table-cell office:value-type="float" office:value="2312582" table:style-name="ce13">
            <text:p>2,312,582</text:p>
          </table:table-cell>
          <table:table-cell office:value-type="float" office:value="1128769" table:style-name="ce13">
            <text:p>1,128,769</text:p>
          </table:table-cell>
          <table:table-cell office:value-type="float" office:value="1183813" table:style-name="ce13">
            <text:p>1,183,813</text:p>
          </table:table-cell>
          <table:table-cell office:value-type="float" office:value="83.69649992743544" table:style-name="ce14">
            <text:p>83.70</text:p>
          </table:table-cell>
          <table:table-cell office:value-type="float" office:value="465042" table:style-name="ce13">
            <text:p>465,042</text:p>
          </table:table-cell>
          <table:table-cell office:value-type="float" office:value="210733" table:style-name="ce13">
            <text:p>210,733</text:p>
          </table:table-cell>
          <table:table-cell office:value-type="float" office:value="254309" table:style-name="ce13">
            <text:p>254,309</text:p>
          </table:table-cell>
          <table:table-cell office:value-type="float" office:value="16.830705989778714" table:style-name="ce14">
            <text:p>16.83</text:p>
          </table:table-cell>
          <table:table-cell table:number-columns-repeated="16352"/>
        </table:table-row>
        <table:table-row table:style-name="ro6">
          <table:table-cell office:value-type="string" table:style-name="ce12">
            <text:p>臺灣省</text:p>
          </table:table-cell>
          <table:table-cell office:value-type="float" office:value="7035898" table:style-name="ce13">
            <text:p>7,035,898</text:p>
          </table:table-cell>
          <table:table-cell office:value-type="float" office:value="3576821" table:style-name="ce13">
            <text:p>3,576,821</text:p>
          </table:table-cell>
          <table:table-cell office:value-type="float" office:value="3459077" table:style-name="ce13">
            <text:p>3,459,077</text:p>
          </table:table-cell>
          <table:table-cell office:value-type="float" office:value="254441" table:style-name="ce13">
            <text:p>254,441</text:p>
          </table:table-cell>
          <table:table-cell office:value-type="float" office:value="131989" table:style-name="ce13">
            <text:p>131,989</text:p>
          </table:table-cell>
          <table:table-cell office:value-type="float" office:value="122452" table:style-name="ce13">
            <text:p>122,452</text:p>
          </table:table-cell>
          <table:table-cell office:value-type="float" office:value="3.6163258762420942" table:style-name="ce14">
            <text:p>3.62</text:p>
          </table:table-cell>
          <table:table-cell office:value-type="float" office:value="374146" table:style-name="ce13">
            <text:p>374,146</text:p>
          </table:table-cell>
          <table:table-cell office:value-type="float" office:value="193953" table:style-name="ce13">
            <text:p>193,953</text:p>
          </table:table-cell>
          <table:table-cell office:value-type="float" office:value="180193" table:style-name="ce13">
            <text:p>180,193</text:p>
          </table:table-cell>
          <table:table-cell office:value-type="float" office:value="5.3176723141807916" table:style-name="ce15">
            <text:p>5.32</text:p>
          </table:table-cell>
          <table:table-cell office:value-type="float" office:value="662668" table:style-name="ce13">
            <text:p>662,668</text:p>
          </table:table-cell>
          <table:table-cell office:value-type="float" office:value="344076" table:style-name="ce13">
            <text:p>344,076</text:p>
          </table:table-cell>
          <table:table-cell office:value-type="float" office:value="318592" table:style-name="ce13">
            <text:p>318,592</text:p>
          </table:table-cell>
          <table:table-cell office:value-type="float" office:value="9.4183855422577185" table:style-name="ce14">
            <text:p>9.42</text:p>
          </table:table-cell>
          <table:table-cell office:value-type="float" office:value="721439" table:style-name="ce13">
            <text:p>721,439</text:p>
          </table:table-cell>
          <table:table-cell office:value-type="float" office:value="375108" table:style-name="ce13">
            <text:p>375,108</text:p>
          </table:table-cell>
          <table:table-cell office:value-type="float" office:value="346331" table:style-name="ce13">
            <text:p>346,331</text:p>
          </table:table-cell>
          <table:table-cell office:value-type="float" office:value="10.253687588990063" table:style-name="ce14">
            <text:p>10.25</text:p>
          </table:table-cell>
          <table:table-cell office:value-type="float" office:value="384723" table:style-name="ce13">
            <text:p>384,723</text:p>
          </table:table-cell>
          <table:table-cell office:value-type="float" office:value="202056" table:style-name="ce13">
            <text:p>202,056</text:p>
          </table:table-cell>
          <table:table-cell office:value-type="float" office:value="182667" table:style-name="ce13">
            <text:p>182,667</text:p>
          </table:table-cell>
          <table:table-cell office:value-type="float" office:value="5.4680013837608215" table:style-name="ce14">
            <text:p>5.47</text:p>
          </table:table-cell>
          <table:table-cell office:value-type="float" office:value="5830344" table:style-name="ce13">
            <text:p>5,830,344</text:p>
          </table:table-cell>
          <table:table-cell office:value-type="float" office:value="2948027" table:style-name="ce13">
            <text:p>2,948,027</text:p>
          </table:table-cell>
          <table:table-cell office:value-type="float" office:value="2882317" table:style-name="ce13">
            <text:p>2,882,317</text:p>
          </table:table-cell>
          <table:table-cell office:value-type="float" office:value="82.865669741090613" table:style-name="ce14">
            <text:p>82.87</text:p>
          </table:table-cell>
          <table:table-cell office:value-type="float" office:value="1211312" table:style-name="ce13">
            <text:p>1,211,312</text:p>
          </table:table-cell>
          <table:table-cell office:value-type="float" office:value="560060" table:style-name="ce13">
            <text:p>560,060</text:p>
          </table:table-cell>
          <table:table-cell office:value-type="float" office:value="651252" table:style-name="ce13">
            <text:p>651,252</text:p>
          </table:table-cell>
          <table:table-cell office:value-type="float" office:value="17.21616771590492" table:style-name="ce14">
            <text:p>17.22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宜蘭縣</text:p>
          </table:table-cell>
          <table:table-cell office:value-type="float" office:value="452751" table:style-name="ce17">
            <text:p>452,751</text:p>
          </table:table-cell>
          <table:table-cell office:value-type="float" office:value="228118" table:style-name="ce17">
            <text:p>228,118</text:p>
          </table:table-cell>
          <table:table-cell office:value-type="float" office:value="224633" table:style-name="ce17">
            <text:p>224,633</text:p>
          </table:table-cell>
          <table:table-cell office:value-type="float" office:value="15909" table:style-name="ce17">
            <text:p>15,909</text:p>
          </table:table-cell>
          <table:table-cell office:value-type="float" office:value="8180" table:style-name="ce17">
            <text:p>8,180</text:p>
          </table:table-cell>
          <table:table-cell office:value-type="float" office:value="7729" table:style-name="ce17">
            <text:p>7,729</text:p>
          </table:table-cell>
          <table:table-cell office:value-type="float" office:value="3.5138519848658532" table:style-name="ce18">
            <text:p>3.51</text:p>
          </table:table-cell>
          <table:table-cell office:value-type="float" office:value="23280" table:style-name="ce17">
            <text:p>23,280</text:p>
          </table:table-cell>
          <table:table-cell office:value-type="float" office:value="11982" table:style-name="ce17">
            <text:p>11,982</text:p>
          </table:table-cell>
          <table:table-cell office:value-type="float" office:value="11298" table:style-name="ce17">
            <text:p>11,298</text:p>
          </table:table-cell>
          <table:table-cell office:value-type="float" office:value="5.1418991896207844" table:style-name="ce19">
            <text:p>5.14</text:p>
          </table:table-cell>
          <table:table-cell office:value-type="float" office:value="41466" table:style-name="ce17">
            <text:p>41,466</text:p>
          </table:table-cell>
          <table:table-cell office:value-type="float" office:value="21458" table:style-name="ce17">
            <text:p>21,458</text:p>
          </table:table-cell>
          <table:table-cell office:value-type="float" office:value="20008" table:style-name="ce17">
            <text:p>20,008</text:p>
          </table:table-cell>
          <table:table-cell office:value-type="float" office:value="9.1586766235745483" table:style-name="ce18">
            <text:p>9.16</text:p>
          </table:table-cell>
          <table:table-cell office:value-type="float" office:value="45124" table:style-name="ce17">
            <text:p>45,124</text:p>
          </table:table-cell>
          <table:table-cell office:value-type="float" office:value="23400" table:style-name="ce17">
            <text:p>23,400</text:p>
          </table:table-cell>
          <table:table-cell office:value-type="float" office:value="21724" table:style-name="ce17">
            <text:p>21,724</text:p>
          </table:table-cell>
          <table:table-cell office:value-type="float" office:value="9.9666262470982954" table:style-name="ce18">
            <text:p>9.97</text:p>
          </table:table-cell>
          <table:table-cell office:value-type="float" office:value="23879" table:style-name="ce17">
            <text:p>23,879</text:p>
          </table:table-cell>
          <table:table-cell office:value-type="float" office:value="12400" table:style-name="ce17">
            <text:p>12,400</text:p>
          </table:table-cell>
          <table:table-cell office:value-type="float" office:value="11479" table:style-name="ce17">
            <text:p>11,479</text:p>
          </table:table-cell>
          <table:table-cell office:value-type="float" office:value="5.2742014926526943" table:style-name="ce18">
            <text:p>5.27</text:p>
          </table:table-cell>
          <table:table-cell office:value-type="float" office:value="377670" table:style-name="ce17">
            <text:p>377,670</text:p>
          </table:table-cell>
          <table:table-cell office:value-type="float" office:value="189214" table:style-name="ce17">
            <text:p>189,214</text:p>
          </table:table-cell>
          <table:table-cell office:value-type="float" office:value="188456" table:style-name="ce17">
            <text:p>188,456</text:p>
          </table:table-cell>
          <table:table-cell office:value-type="float" office:value="83.416712497598027" table:style-name="ce18">
            <text:p>83.42</text:p>
          </table:table-cell>
          <table:table-cell office:value-type="float" office:value="78746" table:style-name="ce17">
            <text:p>78,746</text:p>
          </table:table-cell>
          <table:table-cell office:value-type="float" office:value="36402" table:style-name="ce17">
            <text:p>36,402</text:p>
          </table:table-cell>
          <table:table-cell office:value-type="float" office:value="42344" table:style-name="ce17">
            <text:p>42,344</text:p>
          </table:table-cell>
          <table:table-cell office:value-type="float" office:value="17.392783229633949" table:style-name="ce18">
            <text:p>17.39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新竹縣</text:p>
          </table:table-cell>
          <table:table-cell office:value-type="float" office:value="571291" table:style-name="ce17">
            <text:p>571,291</text:p>
          </table:table-cell>
          <table:table-cell office:value-type="float" office:value="291597" table:style-name="ce17">
            <text:p>291,597</text:p>
          </table:table-cell>
          <table:table-cell office:value-type="float" office:value="279694" table:style-name="ce17">
            <text:p>279,694</text:p>
          </table:table-cell>
          <table:table-cell office:value-type="float" office:value="27539" table:style-name="ce17">
            <text:p>27,539</text:p>
          </table:table-cell>
          <table:table-cell office:value-type="float" office:value="14345" table:style-name="ce17">
            <text:p>14,345</text:p>
          </table:table-cell>
          <table:table-cell office:value-type="float" office:value="13194" table:style-name="ce17">
            <text:p>13,194</text:p>
          </table:table-cell>
          <table:table-cell office:value-type="float" office:value="4.8204855318918032" table:style-name="ce18">
            <text:p>4.82</text:p>
          </table:table-cell>
          <table:table-cell office:value-type="float" office:value="41373" table:style-name="ce17">
            <text:p>41,373</text:p>
          </table:table-cell>
          <table:table-cell office:value-type="float" office:value="21553" table:style-name="ce17">
            <text:p>21,553</text:p>
          </table:table-cell>
          <table:table-cell office:value-type="float" office:value="19820" table:style-name="ce17">
            <text:p>19,820</text:p>
          </table:table-cell>
          <table:table-cell office:value-type="float" office:value="7.2420185159577173" table:style-name="ce19">
            <text:p>7.24</text:p>
          </table:table-cell>
          <table:table-cell office:value-type="float" office:value="73369" table:style-name="ce17">
            <text:p>73,369</text:p>
          </table:table-cell>
          <table:table-cell office:value-type="float" office:value="38046" table:style-name="ce17">
            <text:p>38,046</text:p>
          </table:table-cell>
          <table:table-cell office:value-type="float" office:value="35323" table:style-name="ce17">
            <text:p>35,323</text:p>
          </table:table-cell>
          <table:table-cell office:value-type="float" office:value="12.842666872049445" table:style-name="ce18">
            <text:p>12.84</text:p>
          </table:table-cell>
          <table:table-cell office:value-type="float" office:value="79415" table:style-name="ce17">
            <text:p>79,415</text:p>
          </table:table-cell>
          <table:table-cell office:value-type="float" office:value="41245" table:style-name="ce17">
            <text:p>41,245</text:p>
          </table:table-cell>
          <table:table-cell office:value-type="float" office:value="38170" table:style-name="ce17">
            <text:p>38,170</text:p>
          </table:table-cell>
          <table:table-cell office:value-type="float" office:value="13.900971658926887" table:style-name="ce18">
            <text:p>13.90</text:p>
          </table:table-cell>
          <table:table-cell office:value-type="float" office:value="36754" table:style-name="ce17">
            <text:p>36,754</text:p>
          </table:table-cell>
          <table:table-cell office:value-type="float" office:value="19241" table:style-name="ce17">
            <text:p>19,241</text:p>
          </table:table-cell>
          <table:table-cell office:value-type="float" office:value="17513" table:style-name="ce17">
            <text:p>17,513</text:p>
          </table:table-cell>
          <table:table-cell office:value-type="float" office:value="6.4334988648517122" table:style-name="ce18">
            <text:p>6.43</text:p>
          </table:table-cell>
          <table:table-cell office:value-type="float" office:value="447697" table:style-name="ce17">
            <text:p>447,697</text:p>
          </table:table-cell>
          <table:table-cell office:value-type="float" office:value="227172" table:style-name="ce17">
            <text:p>227,172</text:p>
          </table:table-cell>
          <table:table-cell office:value-type="float" office:value="220525" table:style-name="ce17">
            <text:p>220,525</text:p>
          </table:table-cell>
          <table:table-cell office:value-type="float" office:value="78.365841576359514" table:style-name="ce18">
            <text:p>78.37</text:p>
          </table:table-cell>
          <table:table-cell office:value-type="float" office:value="74443" table:style-name="ce17">
            <text:p>74,443</text:p>
          </table:table-cell>
          <table:table-cell office:value-type="float" office:value="35481" table:style-name="ce17">
            <text:p>35,481</text:p>
          </table:table-cell>
          <table:table-cell office:value-type="float" office:value="38962" table:style-name="ce17">
            <text:p>38,962</text:p>
          </table:table-cell>
          <table:table-cell office:value-type="float" office:value="13.030662131908258" table:style-name="ce18">
            <text:p>13.03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苗栗縣</text:p>
          </table:table-cell>
          <table:table-cell office:value-type="float" office:value="541914" table:style-name="ce17">
            <text:p>541,914</text:p>
          </table:table-cell>
          <table:table-cell office:value-type="float" office:value="279330" table:style-name="ce17">
            <text:p>279,330</text:p>
          </table:table-cell>
          <table:table-cell office:value-type="float" office:value="262584" table:style-name="ce17">
            <text:p>262,584</text:p>
          </table:table-cell>
          <table:table-cell office:value-type="float" office:value="17522" table:style-name="ce17">
            <text:p>17,522</text:p>
          </table:table-cell>
          <table:table-cell office:value-type="float" office:value="9064" table:style-name="ce17">
            <text:p>9,064</text:p>
          </table:table-cell>
          <table:table-cell office:value-type="float" office:value="8458" table:style-name="ce17">
            <text:p>8,458</text:p>
          </table:table-cell>
          <table:table-cell office:value-type="float" office:value="3.2333543698815679" table:style-name="ce18">
            <text:p>3.23</text:p>
          </table:table-cell>
          <table:table-cell office:value-type="float" office:value="27392" table:style-name="ce17">
            <text:p>27,392</text:p>
          </table:table-cell>
          <table:table-cell office:value-type="float" office:value="14105" table:style-name="ce17">
            <text:p>14,105</text:p>
          </table:table-cell>
          <table:table-cell office:value-type="float" office:value="13287" table:style-name="ce17">
            <text:p>13,287</text:p>
          </table:table-cell>
          <table:table-cell office:value-type="float" office:value="5.0546765722974492" table:style-name="ce19">
            <text:p>5.05</text:p>
          </table:table-cell>
          <table:table-cell office:value-type="float" office:value="50819" table:style-name="ce17">
            <text:p>50,819</text:p>
          </table:table-cell>
          <table:table-cell office:value-type="float" office:value="26184" table:style-name="ce17">
            <text:p>26,184</text:p>
          </table:table-cell>
          <table:table-cell office:value-type="float" office:value="24635" table:style-name="ce17">
            <text:p>24,635</text:p>
          </table:table-cell>
          <table:table-cell office:value-type="float" office:value="9.377687234505844" table:style-name="ce18">
            <text:p>9.38</text:p>
          </table:table-cell>
          <table:table-cell office:value-type="float" office:value="55452" table:style-name="ce17">
            <text:p>55,452</text:p>
          </table:table-cell>
          <table:table-cell office:value-type="float" office:value="28623" table:style-name="ce17">
            <text:p>28,623</text:p>
          </table:table-cell>
          <table:table-cell office:value-type="float" office:value="26829" table:style-name="ce17">
            <text:p>26,829</text:p>
          </table:table-cell>
          <table:table-cell office:value-type="float" office:value="10.232619936004605" table:style-name="ce18">
            <text:p>10.23</text:p>
          </table:table-cell>
          <table:table-cell office:value-type="float" office:value="30166" table:style-name="ce17">
            <text:p>30,166</text:p>
          </table:table-cell>
          <table:table-cell office:value-type="float" office:value="16014" table:style-name="ce17">
            <text:p>16,014</text:p>
          </table:table-cell>
          <table:table-cell office:value-type="float" office:value="14152" table:style-name="ce17">
            <text:p>14,152</text:p>
          </table:table-cell>
          <table:table-cell office:value-type="float" office:value="5.5665659126724911" table:style-name="ce18">
            <text:p>5.57</text:p>
          </table:table-cell>
          <table:table-cell office:value-type="float" office:value="448478" table:style-name="ce17">
            <text:p>448,478</text:p>
          </table:table-cell>
          <table:table-cell office:value-type="float" office:value="230509" table:style-name="ce17">
            <text:p>230,509</text:p>
          </table:table-cell>
          <table:table-cell office:value-type="float" office:value="217969" table:style-name="ce17">
            <text:p>217,969</text:p>
          </table:table-cell>
          <table:table-cell office:value-type="float" office:value="82.758149817129663" table:style-name="ce18">
            <text:p>82.76</text:p>
          </table:table-cell>
          <table:table-cell office:value-type="float" office:value="93578" table:style-name="ce17">
            <text:p>93,578</text:p>
          </table:table-cell>
          <table:table-cell office:value-type="float" office:value="44418" table:style-name="ce17">
            <text:p>44,418</text:p>
          </table:table-cell>
          <table:table-cell office:value-type="float" office:value="49160" table:style-name="ce17">
            <text:p>49,160</text:p>
          </table:table-cell>
          <table:table-cell office:value-type="float" office:value="17.26805360260115" table:style-name="ce18">
            <text:p>17.27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彰化縣</text:p>
          </table:table-cell>
          <table:table-cell office:value-type="float" office:value="1264897" table:style-name="ce17">
            <text:p>1,264,897</text:p>
          </table:table-cell>
          <table:table-cell office:value-type="float" office:value="642911" table:style-name="ce17">
            <text:p>642,911</text:p>
          </table:table-cell>
          <table:table-cell office:value-type="float" office:value="621986" table:style-name="ce17">
            <text:p>621,986</text:p>
          </table:table-cell>
          <table:table-cell office:value-type="float" office:value="52541" table:style-name="ce17">
            <text:p>52,541</text:p>
          </table:table-cell>
          <table:table-cell office:value-type="float" office:value="27331" table:style-name="ce17">
            <text:p>27,331</text:p>
          </table:table-cell>
          <table:table-cell office:value-type="float" office:value="25210" table:style-name="ce17">
            <text:p>25,210</text:p>
          </table:table-cell>
          <table:table-cell office:value-type="float" office:value="4.1537769478463469" table:style-name="ce18">
            <text:p>4.15</text:p>
          </table:table-cell>
          <table:table-cell office:value-type="float" office:value="74312" table:style-name="ce17">
            <text:p>74,312</text:p>
          </table:table-cell>
          <table:table-cell office:value-type="float" office:value="38684" table:style-name="ce17">
            <text:p>38,684</text:p>
          </table:table-cell>
          <table:table-cell office:value-type="float" office:value="35628" table:style-name="ce17">
            <text:p>35,628</text:p>
          </table:table-cell>
          <table:table-cell office:value-type="float" office:value="5.8749447583479126" table:style-name="ce19">
            <text:p>5.87</text:p>
          </table:table-cell>
          <table:table-cell office:value-type="float" office:value="126079" table:style-name="ce17">
            <text:p>126,079</text:p>
          </table:table-cell>
          <table:table-cell office:value-type="float" office:value="65646" table:style-name="ce17">
            <text:p>65,646</text:p>
          </table:table-cell>
          <table:table-cell office:value-type="float" office:value="60433" table:style-name="ce17">
            <text:p>60,433</text:p>
          </table:table-cell>
          <table:table-cell office:value-type="float" office:value="9.9675309531131777" table:style-name="ce18">
            <text:p>9.97</text:p>
          </table:table-cell>
          <table:table-cell office:value-type="float" office:value="136882" table:style-name="ce17">
            <text:p>136,882</text:p>
          </table:table-cell>
          <table:table-cell office:value-type="float" office:value="71221" table:style-name="ce17">
            <text:p>71,221</text:p>
          </table:table-cell>
          <table:table-cell office:value-type="float" office:value="65661" table:style-name="ce17">
            <text:p>65,661</text:p>
          </table:table-cell>
          <table:table-cell office:value-type="float" office:value="10.82159258817121" table:style-name="ce18">
            <text:p>10.82</text:p>
          </table:table-cell>
          <table:table-cell office:value-type="float" office:value="70888" table:style-name="ce17">
            <text:p>70,888</text:p>
          </table:table-cell>
          <table:table-cell office:value-type="float" office:value="37442" table:style-name="ce17">
            <text:p>37,442</text:p>
          </table:table-cell>
          <table:table-cell office:value-type="float" office:value="33446" table:style-name="ce17">
            <text:p>33,446</text:p>
          </table:table-cell>
          <table:table-cell office:value-type="float" office:value="5.6042507808936222" table:style-name="ce18">
            <text:p>5.60</text:p>
          </table:table-cell>
          <table:table-cell office:value-type="float" office:value="1038770" table:style-name="ce17">
            <text:p>1,038,770</text:p>
          </table:table-cell>
          <table:table-cell office:value-type="float" office:value="524584" table:style-name="ce17">
            <text:p>524,584</text:p>
          </table:table-cell>
          <table:table-cell office:value-type="float" office:value="514186" table:style-name="ce17">
            <text:p>514,186</text:p>
          </table:table-cell>
          <table:table-cell office:value-type="float" office:value="82.122892219682711" table:style-name="ce18">
            <text:p>82.12</text:p>
          </table:table-cell>
          <table:table-cell office:value-type="float" office:value="212320" table:style-name="ce17">
            <text:p>212,320</text:p>
          </table:table-cell>
          <table:table-cell office:value-type="float" office:value="97992" table:style-name="ce17">
            <text:p>97,992</text:p>
          </table:table-cell>
          <table:table-cell office:value-type="float" office:value="114328" table:style-name="ce17">
            <text:p>114,328</text:p>
          </table:table-cell>
          <table:table-cell office:value-type="float" office:value="16.785556452422608" table:style-name="ce18">
            <text:p>16.79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南投縣</text:p>
          </table:table-cell>
          <table:table-cell office:value-type="float" office:value="490001" table:style-name="ce17">
            <text:p>490,001</text:p>
          </table:table-cell>
          <table:table-cell office:value-type="float" office:value="250413" table:style-name="ce17">
            <text:p>250,413</text:p>
          </table:table-cell>
          <table:table-cell office:value-type="float" office:value="239588" table:style-name="ce17">
            <text:p>239,588</text:p>
          </table:table-cell>
          <table:table-cell office:value-type="float" office:value="15444" table:style-name="ce17">
            <text:p>15,444</text:p>
          </table:table-cell>
          <table:table-cell office:value-type="float" office:value="8057" table:style-name="ce17">
            <text:p>8,057</text:p>
          </table:table-cell>
          <table:table-cell office:value-type="float" office:value="7387" table:style-name="ce17">
            <text:p>7,387</text:p>
          </table:table-cell>
          <table:table-cell office:value-type="float" office:value="3.1518303023871383" table:style-name="ce18">
            <text:p>3.15</text:p>
          </table:table-cell>
          <table:table-cell office:value-type="float" office:value="22564" table:style-name="ce17">
            <text:p>22,564</text:p>
          </table:table-cell>
          <table:table-cell office:value-type="float" office:value="11733" table:style-name="ce17">
            <text:p>11,733</text:p>
          </table:table-cell>
          <table:table-cell office:value-type="float" office:value="10831" table:style-name="ce17">
            <text:p>10,831</text:p>
          </table:table-cell>
          <table:table-cell office:value-type="float" office:value="4.6048885614519159" table:style-name="ce19">
            <text:p>4.60</text:p>
          </table:table-cell>
          <table:table-cell office:value-type="float" office:value="40441" table:style-name="ce17">
            <text:p>40,441</text:p>
          </table:table-cell>
          <table:table-cell office:value-type="float" office:value="21031" table:style-name="ce17">
            <text:p>21,031</text:p>
          </table:table-cell>
          <table:table-cell office:value-type="float" office:value="19410" table:style-name="ce17">
            <text:p>19,410</text:p>
          </table:table-cell>
          <table:table-cell office:value-type="float" office:value="8.2532484627582399" table:style-name="ce18">
            <text:p>8.25</text:p>
          </table:table-cell>
          <table:table-cell office:value-type="float" office:value="44094" table:style-name="ce17">
            <text:p>44,094</text:p>
          </table:table-cell>
          <table:table-cell office:value-type="float" office:value="22932" table:style-name="ce17">
            <text:p>22,932</text:p>
          </table:table-cell>
          <table:table-cell office:value-type="float" office:value="21162" table:style-name="ce17">
            <text:p>21,162</text:p>
          </table:table-cell>
          <table:table-cell office:value-type="float" office:value="8.9987571453935811" table:style-name="ce18">
            <text:p>9.00</text:p>
          </table:table-cell>
          <table:table-cell office:value-type="float" office:value="25343" table:style-name="ce17">
            <text:p>25,343</text:p>
          </table:table-cell>
          <table:table-cell office:value-type="float" office:value="13170" table:style-name="ce17">
            <text:p>13,170</text:p>
          </table:table-cell>
          <table:table-cell office:value-type="float" office:value="12173" table:style-name="ce17">
            <text:p>12,173</text:p>
          </table:table-cell>
          <table:table-cell office:value-type="float" office:value="5.1720302611627318" table:style-name="ce18">
            <text:p>5.17</text:p>
          </table:table-cell>
          <table:table-cell office:value-type="float" office:value="413235" table:style-name="ce17">
            <text:p>413,235</text:p>
          </table:table-cell>
          <table:table-cell office:value-type="float" office:value="210456" table:style-name="ce17">
            <text:p>210,456</text:p>
          </table:table-cell>
          <table:table-cell office:value-type="float" office:value="202779" table:style-name="ce17">
            <text:p>202,779</text:p>
          </table:table-cell>
          <table:table-cell office:value-type="float" office:value="84.333501360201296" table:style-name="ce18">
            <text:p>84.33</text:p>
          </table:table-cell>
          <table:table-cell office:value-type="float" office:value="91992" table:style-name="ce17">
            <text:p>91,992</text:p>
          </table:table-cell>
          <table:table-cell office:value-type="float" office:value="43248" table:style-name="ce17">
            <text:p>43,248</text:p>
          </table:table-cell>
          <table:table-cell office:value-type="float" office:value="48744" table:style-name="ce17">
            <text:p>48,744</text:p>
          </table:table-cell>
          <table:table-cell office:value-type="float" office:value="18.773839237062781" table:style-name="ce18">
            <text:p>18.77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雲林縣</text:p>
          </table:table-cell>
          <table:table-cell office:value-type="float" office:value="675673" table:style-name="ce17">
            <text:p>675,673</text:p>
          </table:table-cell>
          <table:table-cell office:value-type="float" office:value="349459" table:style-name="ce17">
            <text:p>349,459</text:p>
          </table:table-cell>
          <table:table-cell office:value-type="float" office:value="326214" table:style-name="ce17">
            <text:p>326,214</text:p>
          </table:table-cell>
          <table:table-cell office:value-type="float" office:value="21516" table:style-name="ce17">
            <text:p>21,516</text:p>
          </table:table-cell>
          <table:table-cell office:value-type="float" office:value="11107" table:style-name="ce17">
            <text:p>11,107</text:p>
          </table:table-cell>
          <table:table-cell office:value-type="float" office:value="10409" table:style-name="ce17">
            <text:p>10,409</text:p>
          </table:table-cell>
          <table:table-cell office:value-type="float" office:value="3.1843806101472159" table:style-name="ce18">
            <text:p>3.18</text:p>
          </table:table-cell>
          <table:table-cell office:value-type="float" office:value="31459" table:style-name="ce17">
            <text:p>31,459</text:p>
          </table:table-cell>
          <table:table-cell office:value-type="float" office:value="16190" table:style-name="ce17">
            <text:p>16,190</text:p>
          </table:table-cell>
          <table:table-cell office:value-type="float" office:value="15269" table:style-name="ce17">
            <text:p>15,269</text:p>
          </table:table-cell>
          <table:table-cell office:value-type="float" office:value="4.6559504375637326" table:style-name="ce19">
            <text:p>4.66</text:p>
          </table:table-cell>
          <table:table-cell office:value-type="float" office:value="56791" table:style-name="ce17">
            <text:p>56,791</text:p>
          </table:table-cell>
          <table:table-cell office:value-type="float" office:value="29418" table:style-name="ce17">
            <text:p>29,418</text:p>
          </table:table-cell>
          <table:table-cell office:value-type="float" office:value="27373" table:style-name="ce17">
            <text:p>27,373</text:p>
          </table:table-cell>
          <table:table-cell office:value-type="float" office:value="8.4051012842010859" table:style-name="ce18">
            <text:p>8.41</text:p>
          </table:table-cell>
          <table:table-cell office:value-type="float" office:value="62337" table:style-name="ce17">
            <text:p>62,337</text:p>
          </table:table-cell>
          <table:table-cell office:value-type="float" office:value="32321" table:style-name="ce17">
            <text:p>32,321</text:p>
          </table:table-cell>
          <table:table-cell office:value-type="float" office:value="30016" table:style-name="ce17">
            <text:p>30,016</text:p>
          </table:table-cell>
          <table:table-cell office:value-type="float" office:value="9.2259125346136361" table:style-name="ce18">
            <text:p>9.23</text:p>
          </table:table-cell>
          <table:table-cell office:value-type="float" office:value="37206" table:style-name="ce17">
            <text:p>37,206</text:p>
          </table:table-cell>
          <table:table-cell office:value-type="float" office:value="19536" table:style-name="ce17">
            <text:p>19,536</text:p>
          </table:table-cell>
          <table:table-cell office:value-type="float" office:value="17670" table:style-name="ce17">
            <text:p>17,670</text:p>
          </table:table-cell>
          <table:table-cell office:value-type="float" office:value="5.5065098057788306" table:style-name="ce18">
            <text:p>5.51</text:p>
          </table:table-cell>
          <table:table-cell office:value-type="float" office:value="566231" table:style-name="ce17">
            <text:p>566,231</text:p>
          </table:table-cell>
          <table:table-cell office:value-type="float" office:value="292495" table:style-name="ce17">
            <text:p>292,495</text:p>
          </table:table-cell>
          <table:table-cell office:value-type="float" office:value="273736" table:style-name="ce17">
            <text:p>273,736</text:p>
          </table:table-cell>
          <table:table-cell office:value-type="float" office:value="83.802519857978638" table:style-name="ce18">
            <text:p>83.80</text:p>
          </table:table-cell>
          <table:table-cell office:value-type="float" office:value="129819" table:style-name="ce17">
            <text:p>129,819</text:p>
          </table:table-cell>
          <table:table-cell office:value-type="float" office:value="59670" table:style-name="ce17">
            <text:p>59,670</text:p>
          </table:table-cell>
          <table:table-cell office:value-type="float" office:value="70149" table:style-name="ce17">
            <text:p>70,149</text:p>
          </table:table-cell>
          <table:table-cell office:value-type="float" office:value="19.213288084620814" table:style-name="ce18">
            <text:p>19.21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嘉義縣</text:p>
          </table:table-cell>
          <table:table-cell office:value-type="float" office:value="498499" table:style-name="ce17">
            <text:p>498,499</text:p>
          </table:table-cell>
          <table:table-cell office:value-type="float" office:value="258568" table:style-name="ce17">
            <text:p>258,568</text:p>
          </table:table-cell>
          <table:table-cell office:value-type="float" office:value="239931" table:style-name="ce17">
            <text:p>239,931</text:p>
          </table:table-cell>
          <table:table-cell office:value-type="float" office:value="13404" table:style-name="ce17">
            <text:p>13,404</text:p>
          </table:table-cell>
          <table:table-cell office:value-type="float" office:value="6850" table:style-name="ce17">
            <text:p>6,850</text:p>
          </table:table-cell>
          <table:table-cell office:value-type="float" office:value="6554" table:style-name="ce17">
            <text:p>6,554</text:p>
          </table:table-cell>
          <table:table-cell office:value-type="float" office:value="2.6888719937251628" table:style-name="ce18">
            <text:p>2.69</text:p>
          </table:table-cell>
          <table:table-cell office:value-type="float" office:value="19228" table:style-name="ce17">
            <text:p>19,228</text:p>
          </table:table-cell>
          <table:table-cell office:value-type="float" office:value="9872" table:style-name="ce17">
            <text:p>9,872</text:p>
          </table:table-cell>
          <table:table-cell office:value-type="float" office:value="9356" table:style-name="ce17">
            <text:p>9,356</text:p>
          </table:table-cell>
          <table:table-cell office:value-type="float" office:value="3.8571792521148485" table:style-name="ce19">
            <text:p>3.86</text:p>
          </table:table-cell>
          <table:table-cell office:value-type="float" office:value="34151" table:style-name="ce17">
            <text:p>34,151</text:p>
          </table:table-cell>
          <table:table-cell office:value-type="float" office:value="17665" table:style-name="ce17">
            <text:p>17,665</text:p>
          </table:table-cell>
          <table:table-cell office:value-type="float" office:value="16486" table:style-name="ce17">
            <text:p>16,486</text:p>
          </table:table-cell>
          <table:table-cell office:value-type="float" office:value="6.8507659995305907" table:style-name="ce18">
            <text:p>6.85</text:p>
          </table:table-cell>
          <table:table-cell office:value-type="float" office:value="37270" table:style-name="ce17">
            <text:p>37,270</text:p>
          </table:table-cell>
          <table:table-cell office:value-type="float" office:value="19327" table:style-name="ce17">
            <text:p>19,327</text:p>
          </table:table-cell>
          <table:table-cell office:value-type="float" office:value="17943" table:style-name="ce17">
            <text:p>17,943</text:p>
          </table:table-cell>
          <table:table-cell office:value-type="float" office:value="7.4764442857458091" table:style-name="ce18">
            <text:p>7.48</text:p>
          </table:table-cell>
          <table:table-cell office:value-type="float" office:value="23991" table:style-name="ce17">
            <text:p>23,991</text:p>
          </table:table-cell>
          <table:table-cell office:value-type="float" office:value="12643" table:style-name="ce17">
            <text:p>12,643</text:p>
          </table:table-cell>
          <table:table-cell office:value-type="float" office:value="11348" table:style-name="ce17">
            <text:p>11,348</text:p>
          </table:table-cell>
          <table:table-cell office:value-type="float" office:value="4.8126475679991332" table:style-name="ce18">
            <text:p>4.81</text:p>
          </table:table-cell>
          <table:table-cell office:value-type="float" office:value="429179" table:style-name="ce17">
            <text:p>429,179</text:p>
          </table:table-cell>
          <table:table-cell office:value-type="float" office:value="222409" table:style-name="ce17">
            <text:p>222,409</text:p>
          </table:table-cell>
          <table:table-cell office:value-type="float" office:value="206770" table:style-name="ce17">
            <text:p>206,770</text:p>
          </table:table-cell>
          <table:table-cell office:value-type="float" office:value="86.094254953370026" table:style-name="ce18">
            <text:p>86.09</text:p>
          </table:table-cell>
          <table:table-cell office:value-type="float" office:value="102071" table:style-name="ce17">
            <text:p>102,071</text:p>
          </table:table-cell>
          <table:table-cell office:value-type="float" office:value="47398" table:style-name="ce17">
            <text:p>47,398</text:p>
          </table:table-cell>
          <table:table-cell office:value-type="float" office:value="54673" table:style-name="ce17">
            <text:p>54,673</text:p>
          </table:table-cell>
          <table:table-cell office:value-type="float" office:value="20.475667955201516" table:style-name="ce18">
            <text:p>20.48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屏東縣</text:p>
          </table:table-cell>
          <table:table-cell office:value-type="float" office:value="811275" table:style-name="ce17">
            <text:p>811,275</text:p>
          </table:table-cell>
          <table:table-cell office:value-type="float" office:value="413227" table:style-name="ce17">
            <text:p>413,227</text:p>
          </table:table-cell>
          <table:table-cell office:value-type="float" office:value="398048" table:style-name="ce17">
            <text:p>398,048</text:p>
          </table:table-cell>
          <table:table-cell office:value-type="float" office:value="24681" table:style-name="ce17">
            <text:p>24,681</text:p>
          </table:table-cell>
          <table:table-cell office:value-type="float" office:value="12849" table:style-name="ce17">
            <text:p>12,849</text:p>
          </table:table-cell>
          <table:table-cell office:value-type="float" office:value="11832" table:style-name="ce17">
            <text:p>11,832</text:p>
          </table:table-cell>
          <table:table-cell office:value-type="float" office:value="3.0422483128408984" table:style-name="ce18">
            <text:p>3.04</text:p>
          </table:table-cell>
          <table:table-cell office:value-type="float" office:value="36472" table:style-name="ce17">
            <text:p>36,472</text:p>
          </table:table-cell>
          <table:table-cell office:value-type="float" office:value="18926" table:style-name="ce17">
            <text:p>18,926</text:p>
          </table:table-cell>
          <table:table-cell office:value-type="float" office:value="17546" table:style-name="ce17">
            <text:p>17,546</text:p>
          </table:table-cell>
          <table:table-cell office:value-type="float" office:value="4.4956395796739699" table:style-name="ce19">
            <text:p>4.50</text:p>
          </table:table-cell>
          <table:table-cell office:value-type="float" office:value="64986" table:style-name="ce17">
            <text:p>64,986</text:p>
          </table:table-cell>
          <table:table-cell office:value-type="float" office:value="33819" table:style-name="ce17">
            <text:p>33,819</text:p>
          </table:table-cell>
          <table:table-cell office:value-type="float" office:value="31167" table:style-name="ce17">
            <text:p>31,167</text:p>
          </table:table-cell>
          <table:table-cell office:value-type="float" office:value="8.0103540722936106" table:style-name="ce18">
            <text:p>8.01</text:p>
          </table:table-cell>
          <table:table-cell office:value-type="float" office:value="70966" table:style-name="ce17">
            <text:p>70,966</text:p>
          </table:table-cell>
          <table:table-cell office:value-type="float" office:value="36977" table:style-name="ce17">
            <text:p>36,977</text:p>
          </table:table-cell>
          <table:table-cell office:value-type="float" office:value="33989" table:style-name="ce17">
            <text:p>33,989</text:p>
          </table:table-cell>
          <table:table-cell office:value-type="float" office:value="8.747465409386459" table:style-name="ce18">
            <text:p>8.75</text:p>
          </table:table-cell>
          <table:table-cell office:value-type="float" office:value="40151" table:style-name="ce17">
            <text:p>40,151</text:p>
          </table:table-cell>
          <table:table-cell office:value-type="float" office:value="21028" table:style-name="ce17">
            <text:p>21,028</text:p>
          </table:table-cell>
          <table:table-cell office:value-type="float" office:value="19123" table:style-name="ce17">
            <text:p>19,123</text:p>
          </table:table-cell>
          <table:table-cell office:value-type="float" office:value="4.949123293581092" table:style-name="ce18">
            <text:p>4.95</text:p>
          </table:table-cell>
          <table:table-cell office:value-type="float" office:value="688705" table:style-name="ce17">
            <text:p>688,705</text:p>
          </table:table-cell>
          <table:table-cell office:value-type="float" office:value="349444" table:style-name="ce17">
            <text:p>349,444</text:p>
          </table:table-cell>
          <table:table-cell office:value-type="float" office:value="339261" table:style-name="ce17">
            <text:p>339,261</text:p>
          </table:table-cell>
          <table:table-cell office:value-type="float" office:value="84.891682844904622" table:style-name="ce18">
            <text:p>84.89</text:p>
          </table:table-cell>
          <table:table-cell office:value-type="float" office:value="147191" table:style-name="ce17">
            <text:p>147,191</text:p>
          </table:table-cell>
          <table:table-cell office:value-type="float" office:value="68765" table:style-name="ce17">
            <text:p>68,765</text:p>
          </table:table-cell>
          <table:table-cell office:value-type="float" office:value="78426" table:style-name="ce17">
            <text:p>78,426</text:p>
          </table:table-cell>
          <table:table-cell office:value-type="float" office:value="18.143169702012266" table:style-name="ce18">
            <text:p>18.14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臺東縣</text:p>
          </table:table-cell>
          <table:table-cell office:value-type="float" office:value="214983" table:style-name="ce17">
            <text:p>214,983</text:p>
          </table:table-cell>
          <table:table-cell office:value-type="float" office:value="110411" table:style-name="ce17">
            <text:p>110,411</text:p>
          </table:table-cell>
          <table:table-cell office:value-type="float" office:value="104572" table:style-name="ce17">
            <text:p>104,572</text:p>
          </table:table-cell>
          <table:table-cell office:value-type="float" office:value="7369" table:style-name="ce17">
            <text:p>7,369</text:p>
          </table:table-cell>
          <table:table-cell office:value-type="float" office:value="3862" table:style-name="ce17">
            <text:p>3,862</text:p>
          </table:table-cell>
          <table:table-cell office:value-type="float" office:value="3507" table:style-name="ce17">
            <text:p>3,507</text:p>
          </table:table-cell>
          <table:table-cell office:value-type="float" office:value="3.4277128889261008" table:style-name="ce18">
            <text:p>3.43</text:p>
          </table:table-cell>
          <table:table-cell office:value-type="float" office:value="10720" table:style-name="ce17">
            <text:p>10,720</text:p>
          </table:table-cell>
          <table:table-cell office:value-type="float" office:value="5587" table:style-name="ce17">
            <text:p>5,587</text:p>
          </table:table-cell>
          <table:table-cell office:value-type="float" office:value="5133" table:style-name="ce17">
            <text:p>5,133</text:p>
          </table:table-cell>
          <table:table-cell office:value-type="float" office:value="4.9864407883414037" table:style-name="ce19">
            <text:p>4.99</text:p>
          </table:table-cell>
          <table:table-cell office:value-type="float" office:value="18941" table:style-name="ce17">
            <text:p>18,941</text:p>
          </table:table-cell>
          <table:table-cell office:value-type="float" office:value="9880" table:style-name="ce17">
            <text:p>9,880</text:p>
          </table:table-cell>
          <table:table-cell office:value-type="float" office:value="9061" table:style-name="ce17">
            <text:p>9,061</text:p>
          </table:table-cell>
          <table:table-cell office:value-type="float" office:value="8.810464083206579" table:style-name="ce18">
            <text:p>8.81</text:p>
          </table:table-cell>
          <table:table-cell office:value-type="float" office:value="20744" table:style-name="ce17">
            <text:p>20,744</text:p>
          </table:table-cell>
          <table:table-cell office:value-type="float" office:value="10865" table:style-name="ce17">
            <text:p>10,865</text:p>
          </table:table-cell>
          <table:table-cell office:value-type="float" office:value="9879" table:style-name="ce17">
            <text:p>9,879</text:p>
          </table:table-cell>
          <table:table-cell office:value-type="float" office:value="9.6491350478875066" table:style-name="ce18">
            <text:p>9.65</text:p>
          </table:table-cell>
          <table:table-cell office:value-type="float" office:value="11632" table:style-name="ce17">
            <text:p>11,632</text:p>
          </table:table-cell>
          <table:table-cell office:value-type="float" office:value="6188" table:style-name="ce17">
            <text:p>6,188</text:p>
          </table:table-cell>
          <table:table-cell office:value-type="float" office:value="5444" table:style-name="ce17">
            <text:p>5,444</text:p>
          </table:table-cell>
          <table:table-cell office:value-type="float" office:value="5.4106603777973143" table:style-name="ce18">
            <text:p>5.41</text:p>
          </table:table-cell>
          <table:table-cell office:value-type="float" office:value="179587" table:style-name="ce17">
            <text:p>179,587</text:p>
          </table:table-cell>
          <table:table-cell office:value-type="float" office:value="91865" table:style-name="ce17">
            <text:p>91,865</text:p>
          </table:table-cell>
          <table:table-cell office:value-type="float" office:value="87722" table:style-name="ce17">
            <text:p>87,722</text:p>
          </table:table-cell>
          <table:table-cell office:value-type="float" office:value="83.535442337301092" table:style-name="ce18">
            <text:p>83.54</text:p>
          </table:table-cell>
          <table:table-cell office:value-type="float" office:value="37798" table:style-name="ce17">
            <text:p>37,798</text:p>
          </table:table-cell>
          <table:table-cell office:value-type="float" office:value="17063" table:style-name="ce17">
            <text:p>17,063</text:p>
          </table:table-cell>
          <table:table-cell office:value-type="float" office:value="20735" table:style-name="ce17">
            <text:p>20,735</text:p>
          </table:table-cell>
          <table:table-cell office:value-type="float" office:value="17.581855309489587" table:style-name="ce18">
            <text:p>17.58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花蓮縣</text:p>
          </table:table-cell>
          <table:table-cell office:value-type="float" office:value="323929" table:style-name="ce17">
            <text:p>323,929</text:p>
          </table:table-cell>
          <table:table-cell office:value-type="float" office:value="163740" table:style-name="ce17">
            <text:p>163,740</text:p>
          </table:table-cell>
          <table:table-cell office:value-type="float" office:value="160189" table:style-name="ce17">
            <text:p>160,189</text:p>
          </table:table-cell>
          <table:table-cell office:value-type="float" office:value="11751" table:style-name="ce17">
            <text:p>11,751</text:p>
          </table:table-cell>
          <table:table-cell office:value-type="float" office:value="6116" table:style-name="ce17">
            <text:p>6,116</text:p>
          </table:table-cell>
          <table:table-cell office:value-type="float" office:value="5635" table:style-name="ce17">
            <text:p>5,635</text:p>
          </table:table-cell>
          <table:table-cell office:value-type="float" office:value="3.6276467991442565" table:style-name="ce18">
            <text:p>3.63</text:p>
          </table:table-cell>
          <table:table-cell office:value-type="float" office:value="17161" table:style-name="ce17">
            <text:p>17,161</text:p>
          </table:table-cell>
          <table:table-cell office:value-type="float" office:value="8952" table:style-name="ce17">
            <text:p>8,952</text:p>
          </table:table-cell>
          <table:table-cell office:value-type="float" office:value="8209" table:style-name="ce17">
            <text:p>8,209</text:p>
          </table:table-cell>
          <table:table-cell office:value-type="float" office:value="5.297765868446481" table:style-name="ce19">
            <text:p>5.30</text:p>
          </table:table-cell>
          <table:table-cell office:value-type="float" office:value="29859" table:style-name="ce17">
            <text:p>29,859</text:p>
          </table:table-cell>
          <table:table-cell office:value-type="float" office:value="15651" table:style-name="ce17">
            <text:p>15,651</text:p>
          </table:table-cell>
          <table:table-cell office:value-type="float" office:value="14208" table:style-name="ce17">
            <text:p>14,208</text:p>
          </table:table-cell>
          <table:table-cell office:value-type="float" office:value="9.2177606821247871" table:style-name="ce18">
            <text:p>9.22</text:p>
          </table:table-cell>
          <table:table-cell office:value-type="float" office:value="32402" table:style-name="ce17">
            <text:p>32,402</text:p>
          </table:table-cell>
          <table:table-cell office:value-type="float" office:value="16967" table:style-name="ce17">
            <text:p>16,967</text:p>
          </table:table-cell>
          <table:table-cell office:value-type="float" office:value="15435" table:style-name="ce17">
            <text:p>15,435</text:p>
          </table:table-cell>
          <table:table-cell office:value-type="float" office:value="10.002809257584223" table:style-name="ce18">
            <text:p>10.00</text:p>
          </table:table-cell>
          <table:table-cell office:value-type="float" office:value="16870" table:style-name="ce17">
            <text:p>16,870</text:p>
          </table:table-cell>
          <table:table-cell office:value-type="float" office:value="8852" table:style-name="ce17">
            <text:p>8,852</text:p>
          </table:table-cell>
          <table:table-cell office:value-type="float" office:value="8018" table:style-name="ce17">
            <text:p>8,018</text:p>
          </table:table-cell>
          <table:table-cell office:value-type="float" office:value="5.2079313676762506" table:style-name="ce18">
            <text:p>5.21</text:p>
          </table:table-cell>
          <table:table-cell office:value-type="float" office:value="270200" table:style-name="ce17">
            <text:p>270,200</text:p>
          </table:table-cell>
          <table:table-cell office:value-type="float" office:value="135601" table:style-name="ce17">
            <text:p>135,601</text:p>
          </table:table-cell>
          <table:table-cell office:value-type="float" office:value="134599" table:style-name="ce17">
            <text:p>134,599</text:p>
          </table:table-cell>
          <table:table-cell office:value-type="float" office:value="83.413340577719183" table:style-name="ce18">
            <text:p>83.41</text:p>
          </table:table-cell>
          <table:table-cell office:value-type="float" office:value="57078" table:style-name="ce17">
            <text:p>57,078</text:p>
          </table:table-cell>
          <table:table-cell office:value-type="float" office:value="26209" table:style-name="ce17">
            <text:p>26,209</text:p>
          </table:table-cell>
          <table:table-cell office:value-type="float" office:value="30869" table:style-name="ce17">
            <text:p>30,869</text:p>
          </table:table-cell>
          <table:table-cell office:value-type="float" office:value="17.62052795520006" table:style-name="ce18">
            <text:p>17.62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澎湖縣</text:p>
          </table:table-cell>
          <table:table-cell office:value-type="float" office:value="105908" table:style-name="ce17">
            <text:p>105,908</text:p>
          </table:table-cell>
          <table:table-cell office:value-type="float" office:value="54478" table:style-name="ce17">
            <text:p>54,478</text:p>
          </table:table-cell>
          <table:table-cell office:value-type="float" office:value="51430" table:style-name="ce17">
            <text:p>51,430</text:p>
          </table:table-cell>
          <table:table-cell office:value-type="float" office:value="4312" table:style-name="ce17">
            <text:p>4,312</text:p>
          </table:table-cell>
          <table:table-cell office:value-type="float" office:value="2267" table:style-name="ce17">
            <text:p>2,267</text:p>
          </table:table-cell>
          <table:table-cell office:value-type="float" office:value="2045" table:style-name="ce17">
            <text:p>2,045</text:p>
          </table:table-cell>
          <table:table-cell office:value-type="float" office:value="4.0714582467802245" table:style-name="ce18">
            <text:p>4.07</text:p>
          </table:table-cell>
          <table:table-cell office:value-type="float" office:value="5695" table:style-name="ce17">
            <text:p>5,695</text:p>
          </table:table-cell>
          <table:table-cell office:value-type="float" office:value="3025" table:style-name="ce17">
            <text:p>3,025</text:p>
          </table:table-cell>
          <table:table-cell office:value-type="float" office:value="2670" table:style-name="ce17">
            <text:p>2,670</text:p>
          </table:table-cell>
          <table:table-cell office:value-type="float" office:value="5.3773086074706349" table:style-name="ce19">
            <text:p>5.38</text:p>
          </table:table-cell>
          <table:table-cell office:value-type="float" office:value="8862" table:style-name="ce17">
            <text:p>8,862</text:p>
          </table:table-cell>
          <table:table-cell office:value-type="float" office:value="4679" table:style-name="ce17">
            <text:p>4,679</text:p>
          </table:table-cell>
          <table:table-cell office:value-type="float" office:value="4183" table:style-name="ce17">
            <text:p>4,183</text:p>
          </table:table-cell>
          <table:table-cell office:value-type="float" office:value="8.3676398383502661" table:style-name="ce18">
            <text:p>8.37</text:p>
          </table:table-cell>
          <table:table-cell office:value-type="float" office:value="9456" table:style-name="ce17">
            <text:p>9,456</text:p>
          </table:table-cell>
          <table:table-cell office:value-type="float" office:value="4994" table:style-name="ce17">
            <text:p>4,994</text:p>
          </table:table-cell>
          <table:table-cell office:value-type="float" office:value="4462" table:style-name="ce17">
            <text:p>4,462</text:p>
          </table:table-cell>
          <table:table-cell office:value-type="float" office:value="8.9285039845903995" table:style-name="ce18">
            <text:p>8.93</text:p>
          </table:table-cell>
          <table:table-cell office:value-type="float" office:value="4553" table:style-name="ce17">
            <text:p>4,553</text:p>
          </table:table-cell>
          <table:table-cell office:value-type="float" office:value="2373" table:style-name="ce17">
            <text:p>2,373</text:p>
          </table:table-cell>
          <table:table-cell office:value-type="float" office:value="2180" table:style-name="ce17">
            <text:p>2,180</text:p>
          </table:table-cell>
          <table:table-cell office:value-type="float" office:value="4.2990142387732755" table:style-name="ce18">
            <text:p>4.30</text:p>
          </table:table-cell>
          <table:table-cell office:value-type="float" office:value="89859" table:style-name="ce17">
            <text:p>89,859</text:p>
          </table:table-cell>
          <table:table-cell office:value-type="float" office:value="46003" table:style-name="ce17">
            <text:p>46,003</text:p>
          </table:table-cell>
          <table:table-cell office:value-type="float" office:value="43856" table:style-name="ce17">
            <text:p>43,856</text:p>
          </table:table-cell>
          <table:table-cell office:value-type="float" office:value="84.84628167843789" table:style-name="ce18">
            <text:p>84.85</text:p>
          </table:table-cell>
          <table:table-cell office:value-type="float" office:value="18212" table:style-name="ce17">
            <text:p>18,212</text:p>
          </table:table-cell>
          <table:table-cell office:value-type="float" office:value="8469" table:style-name="ce17">
            <text:p>8,469</text:p>
          </table:table-cell>
          <table:table-cell office:value-type="float" office:value="9743" table:style-name="ce17">
            <text:p>9,743</text:p>
          </table:table-cell>
          <table:table-cell office:value-type="float" office:value="17.196056955093102" table:style-name="ce18">
            <text:p>17.20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基隆市</text:p>
          </table:table-cell>
          <table:table-cell office:value-type="float" office:value="367269" table:style-name="ce17">
            <text:p>367,269</text:p>
          </table:table-cell>
          <table:table-cell office:value-type="float" office:value="183130" table:style-name="ce17">
            <text:p>183,130</text:p>
          </table:table-cell>
          <table:table-cell office:value-type="float" office:value="184139" table:style-name="ce17">
            <text:p>184,139</text:p>
          </table:table-cell>
          <table:table-cell office:value-type="float" office:value="10708" table:style-name="ce17">
            <text:p>10,708</text:p>
          </table:table-cell>
          <table:table-cell office:value-type="float" office:value="5509" table:style-name="ce17">
            <text:p>5,509</text:p>
          </table:table-cell>
          <table:table-cell office:value-type="float" office:value="5199" table:style-name="ce17">
            <text:p>5,199</text:p>
          </table:table-cell>
          <table:table-cell office:value-type="float" office:value="2.9155741432029383" table:style-name="ce18">
            <text:p>2.92</text:p>
          </table:table-cell>
          <table:table-cell office:value-type="float" office:value="16011" table:style-name="ce17">
            <text:p>16,011</text:p>
          </table:table-cell>
          <table:table-cell office:value-type="float" office:value="8248" table:style-name="ce17">
            <text:p>8,248</text:p>
          </table:table-cell>
          <table:table-cell office:value-type="float" office:value="7763" table:style-name="ce17">
            <text:p>7,763</text:p>
          </table:table-cell>
          <table:table-cell office:value-type="float" office:value="4.3594749352654327" table:style-name="ce19">
            <text:p>4.36</text:p>
          </table:table-cell>
          <table:table-cell office:value-type="float" office:value="28926" table:style-name="ce17">
            <text:p>28,926</text:p>
          </table:table-cell>
          <table:table-cell office:value-type="float" office:value="14907" table:style-name="ce17">
            <text:p>14,907</text:p>
          </table:table-cell>
          <table:table-cell office:value-type="float" office:value="14019" table:style-name="ce17">
            <text:p>14,019</text:p>
          </table:table-cell>
          <table:table-cell office:value-type="float" office:value="7.8759710185177623" table:style-name="ce18">
            <text:p>7.88</text:p>
          </table:table-cell>
          <table:table-cell office:value-type="float" office:value="31599" table:style-name="ce17">
            <text:p>31,599</text:p>
          </table:table-cell>
          <table:table-cell office:value-type="float" office:value="16333" table:style-name="ce17">
            <text:p>16,333</text:p>
          </table:table-cell>
          <table:table-cell office:value-type="float" office:value="15266" table:style-name="ce17">
            <text:p>15,266</text:p>
          </table:table-cell>
          <table:table-cell office:value-type="float" office:value="8.603775434354656" table:style-name="ce18">
            <text:p>8.60</text:p>
          </table:table-cell>
          <table:table-cell office:value-type="float" office:value="17582" table:style-name="ce17">
            <text:p>17,582</text:p>
          </table:table-cell>
          <table:table-cell office:value-type="float" office:value="9202" table:style-name="ce17">
            <text:p>9,202</text:p>
          </table:table-cell>
          <table:table-cell office:value-type="float" office:value="8380" table:style-name="ce17">
            <text:p>8,380</text:p>
          </table:table-cell>
          <table:table-cell office:value-type="float" office:value="4.7872268010640697" table:style-name="ce18">
            <text:p>4.79</text:p>
          </table:table-cell>
          <table:table-cell office:value-type="float" office:value="313402" table:style-name="ce17">
            <text:p>313,402</text:p>
          </table:table-cell>
          <table:table-cell office:value-type="float" office:value="155117" table:style-name="ce17">
            <text:p>155,117</text:p>
          </table:table-cell>
          <table:table-cell office:value-type="float" office:value="158285" table:style-name="ce17">
            <text:p>158,285</text:p>
          </table:table-cell>
          <table:table-cell office:value-type="float" office:value="85.333093726941286" table:style-name="ce18">
            <text:p>85.33</text:p>
          </table:table-cell>
          <table:table-cell office:value-type="float" office:value="64879" table:style-name="ce17">
            <text:p>64,879</text:p>
          </table:table-cell>
          <table:table-cell office:value-type="float" office:value="29323" table:style-name="ce17">
            <text:p>29,323</text:p>
          </table:table-cell>
          <table:table-cell office:value-type="float" office:value="35556" table:style-name="ce17">
            <text:p>35,556</text:p>
          </table:table-cell>
          <table:table-cell office:value-type="float" office:value="17.665253533513585" table:style-name="ce18">
            <text:p>17.67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新竹市</text:p>
          </table:table-cell>
          <table:table-cell office:value-type="float" office:value="451757" table:style-name="ce17">
            <text:p>451,757</text:p>
          </table:table-cell>
          <table:table-cell office:value-type="float" office:value="222929" table:style-name="ce17">
            <text:p>222,929</text:p>
          </table:table-cell>
          <table:table-cell office:value-type="float" office:value="228828" table:style-name="ce17">
            <text:p>228,828</text:p>
          </table:table-cell>
          <table:table-cell office:value-type="float" office:value="22243" table:style-name="ce17">
            <text:p>22,243</text:p>
          </table:table-cell>
          <table:table-cell office:value-type="float" office:value="11494" table:style-name="ce17">
            <text:p>11,494</text:p>
          </table:table-cell>
          <table:table-cell office:value-type="float" office:value="10749" table:style-name="ce17">
            <text:p>10,749</text:p>
          </table:table-cell>
          <table:table-cell office:value-type="float" office:value="4.9236647135517542" table:style-name="ce18">
            <text:p>4.92</text:p>
          </table:table-cell>
          <table:table-cell office:value-type="float" office:value="33933" table:style-name="ce17">
            <text:p>33,933</text:p>
          </table:table-cell>
          <table:table-cell office:value-type="float" office:value="17568" table:style-name="ce17">
            <text:p>17,568</text:p>
          </table:table-cell>
          <table:table-cell office:value-type="float" office:value="16365" table:style-name="ce17">
            <text:p>16,365</text:p>
          </table:table-cell>
          <table:table-cell office:value-type="float" office:value="7.5113390606011645" table:style-name="ce19">
            <text:p>7.51</text:p>
          </table:table-cell>
          <table:table-cell office:value-type="float" office:value="60915" table:style-name="ce17">
            <text:p>60,915</text:p>
          </table:table-cell>
          <table:table-cell office:value-type="float" office:value="31595" table:style-name="ce17">
            <text:p>31,595</text:p>
          </table:table-cell>
          <table:table-cell office:value-type="float" office:value="29320" table:style-name="ce17">
            <text:p>29,320</text:p>
          </table:table-cell>
          <table:table-cell office:value-type="float" office:value="13.484019063346004" table:style-name="ce18">
            <text:p>13.48</text:p>
          </table:table-cell>
          <table:table-cell office:value-type="float" office:value="66043" table:style-name="ce17">
            <text:p>66,043</text:p>
          </table:table-cell>
          <table:table-cell office:value-type="float" office:value="34400" table:style-name="ce17">
            <text:p>34,400</text:p>
          </table:table-cell>
          <table:table-cell office:value-type="float" office:value="31643" table:style-name="ce17">
            <text:p>31,643</text:p>
          </table:table-cell>
          <table:table-cell office:value-type="float" office:value="14.619142592145778" table:style-name="ce18">
            <text:p>14.62</text:p>
          </table:table-cell>
          <table:table-cell office:value-type="float" office:value="29512" table:style-name="ce17">
            <text:p>29,512</text:p>
          </table:table-cell>
          <table:table-cell office:value-type="float" office:value="15481" table:style-name="ce17">
            <text:p>15,481</text:p>
          </table:table-cell>
          <table:table-cell office:value-type="float" office:value="14031" table:style-name="ce17">
            <text:p>14,031</text:p>
          </table:table-cell>
          <table:table-cell office:value-type="float" office:value="6.5327155971019817" table:style-name="ce18">
            <text:p>6.53</text:p>
          </table:table-cell>
          <table:table-cell office:value-type="float" office:value="351015" table:style-name="ce17">
            <text:p>351,015</text:p>
          </table:table-cell>
          <table:table-cell office:value-type="float" office:value="170453" table:style-name="ce17">
            <text:p>170,453</text:p>
          </table:table-cell>
          <table:table-cell office:value-type="float" office:value="180562" table:style-name="ce17">
            <text:p>180,562</text:p>
          </table:table-cell>
          <table:table-cell office:value-type="float" office:value="77.699958163348882" table:style-name="ce18">
            <text:p>77.70</text:p>
          </table:table-cell>
          <table:table-cell office:value-type="float" office:value="59563" table:style-name="ce17">
            <text:p>59,563</text:p>
          </table:table-cell>
          <table:table-cell office:value-type="float" office:value="26425" table:style-name="ce17">
            <text:p>26,425</text:p>
          </table:table-cell>
          <table:table-cell office:value-type="float" office:value="33138" table:style-name="ce17">
            <text:p>33,138</text:p>
          </table:table-cell>
          <table:table-cell office:value-type="float" office:value="13.184743125175702" table:style-name="ce18">
            <text:p>13.18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嘉義市</text:p>
          </table:table-cell>
          <table:table-cell office:value-type="float" office:value="265751" table:style-name="ce17">
            <text:p>265,751</text:p>
          </table:table-cell>
          <table:table-cell office:value-type="float" office:value="128510" table:style-name="ce17">
            <text:p>128,510</text:p>
          </table:table-cell>
          <table:table-cell office:value-type="float" office:value="137241" table:style-name="ce17">
            <text:p>137,241</text:p>
          </table:table-cell>
          <table:table-cell office:value-type="float" office:value="9502" table:style-name="ce17">
            <text:p>9,502</text:p>
          </table:table-cell>
          <table:table-cell office:value-type="float" office:value="4958" table:style-name="ce17">
            <text:p>4,958</text:p>
          </table:table-cell>
          <table:table-cell office:value-type="float" office:value="4544" table:style-name="ce17">
            <text:p>4,544</text:p>
          </table:table-cell>
          <table:table-cell office:value-type="float" office:value="3.5755274674413267" table:style-name="ce18">
            <text:p>3.58</text:p>
          </table:table-cell>
          <table:table-cell office:value-type="float" office:value="14546" table:style-name="ce17">
            <text:p>14,546</text:p>
          </table:table-cell>
          <table:table-cell office:value-type="float" office:value="7528" table:style-name="ce17">
            <text:p>7,528</text:p>
          </table:table-cell>
          <table:table-cell office:value-type="float" office:value="7018" table:style-name="ce17">
            <text:p>7,018</text:p>
          </table:table-cell>
          <table:table-cell office:value-type="float" office:value="5.4735447844034457" table:style-name="ce19">
            <text:p>5.47</text:p>
          </table:table-cell>
          <table:table-cell office:value-type="float" office:value="27063" table:style-name="ce17">
            <text:p>27,063</text:p>
          </table:table-cell>
          <table:table-cell office:value-type="float" office:value="14097" table:style-name="ce17">
            <text:p>14,097</text:p>
          </table:table-cell>
          <table:table-cell office:value-type="float" office:value="12966" table:style-name="ce17">
            <text:p>12,966</text:p>
          </table:table-cell>
          <table:table-cell office:value-type="float" office:value="10.183592912162137" table:style-name="ce18">
            <text:p>10.18</text:p>
          </table:table-cell>
          <table:table-cell office:value-type="float" office:value="29655" table:style-name="ce17">
            <text:p>29,655</text:p>
          </table:table-cell>
          <table:table-cell office:value-type="float" office:value="15503" table:style-name="ce17">
            <text:p>15,503</text:p>
          </table:table-cell>
          <table:table-cell office:value-type="float" office:value="14152" table:style-name="ce17">
            <text:p>14,152</text:p>
          </table:table-cell>
          <table:table-cell office:value-type="float" office:value="11.158942017151393" table:style-name="ce18">
            <text:p>11.16</text:p>
          </table:table-cell>
          <table:table-cell office:value-type="float" office:value="16196" table:style-name="ce17">
            <text:p>16,196</text:p>
          </table:table-cell>
          <table:table-cell office:value-type="float" office:value="8486" table:style-name="ce17">
            <text:p>8,486</text:p>
          </table:table-cell>
          <table:table-cell office:value-type="float" office:value="7710" table:style-name="ce17">
            <text:p>7,710</text:p>
          </table:table-cell>
          <table:table-cell office:value-type="float" office:value="6.0944267378109584" table:style-name="ce18">
            <text:p>6.09</text:p>
          </table:table-cell>
          <table:table-cell office:value-type="float" office:value="216316" table:style-name="ce17">
            <text:p>216,316</text:p>
          </table:table-cell>
          <table:table-cell office:value-type="float" office:value="102705" table:style-name="ce17">
            <text:p>102,705</text:p>
          </table:table-cell>
          <table:table-cell office:value-type="float" office:value="113611" table:style-name="ce17">
            <text:p>113,611</text:p>
          </table:table-cell>
          <table:table-cell office:value-type="float" office:value="81.39800038381793" table:style-name="ce18">
            <text:p>81.40</text:p>
          </table:table-cell>
          <table:table-cell office:value-type="float" office:value="43622" table:style-name="ce17">
            <text:p>43,622</text:p>
          </table:table-cell>
          <table:table-cell office:value-type="float" office:value="19197" table:style-name="ce17">
            <text:p>19,197</text:p>
          </table:table-cell>
          <table:table-cell office:value-type="float" office:value="24425" table:style-name="ce17">
            <text:p>24,425</text:p>
          </table:table-cell>
          <table:table-cell office:value-type="float" office:value="16.414613679722748" table:style-name="ce18">
            <text:p>16.41</text:p>
          </table:table-cell>
          <table:table-cell table:number-columns-repeated="16352"/>
        </table:table-row>
        <table:table-row table:style-name="ro6">
          <table:table-cell office:value-type="string" table:style-name="ce12">
            <text:p>福建省</text:p>
          </table:table-cell>
          <table:table-cell office:value-type="float" office:value="153807" table:style-name="ce13">
            <text:p>153,807</text:p>
          </table:table-cell>
          <table:table-cell office:value-type="float" office:value="77834" table:style-name="ce13">
            <text:p>77,834</text:p>
          </table:table-cell>
          <table:table-cell office:value-type="float" office:value="75973" table:style-name="ce13">
            <text:p>75,973</text:p>
          </table:table-cell>
          <table:table-cell office:value-type="float" office:value="5360" table:style-name="ce13">
            <text:p>5,360</text:p>
          </table:table-cell>
          <table:table-cell office:value-type="float" office:value="2772" table:style-name="ce13">
            <text:p>2,772</text:p>
          </table:table-cell>
          <table:table-cell office:value-type="float" office:value="2588" table:style-name="ce13">
            <text:p>2,588</text:p>
          </table:table-cell>
          <table:table-cell office:value-type="float" office:value="3.4848869037169958" table:style-name="ce14">
            <text:p>3.48</text:p>
          </table:table-cell>
          <table:table-cell office:value-type="float" office:value="7227" table:style-name="ce13">
            <text:p>7,227</text:p>
          </table:table-cell>
          <table:table-cell office:value-type="float" office:value="3737" table:style-name="ce13">
            <text:p>3,737</text:p>
          </table:table-cell>
          <table:table-cell office:value-type="float" office:value="3490" table:style-name="ce13">
            <text:p>3,490</text:p>
          </table:table-cell>
          <table:table-cell office:value-type="float" office:value="4.6987458308139418" table:style-name="ce15">
            <text:p>4.70</text:p>
          </table:table-cell>
          <table:table-cell office:value-type="float" office:value="11499" table:style-name="ce13">
            <text:p>11,499</text:p>
          </table:table-cell>
          <table:table-cell office:value-type="float" office:value="5970" table:style-name="ce13">
            <text:p>5,970</text:p>
          </table:table-cell>
          <table:table-cell office:value-type="float" office:value="5529" table:style-name="ce13">
            <text:p>5,529</text:p>
          </table:table-cell>
          <table:table-cell office:value-type="float" office:value="7.4762527063137574" table:style-name="ce14">
            <text:p>7.48</text:p>
          </table:table-cell>
          <table:table-cell office:value-type="float" office:value="12277" table:style-name="ce13">
            <text:p>12,277</text:p>
          </table:table-cell>
          <table:table-cell office:value-type="float" office:value="6368" table:style-name="ce13">
            <text:p>6,368</text:p>
          </table:table-cell>
          <table:table-cell office:value-type="float" office:value="5909" table:style-name="ce13">
            <text:p>5,909</text:p>
          </table:table-cell>
          <table:table-cell office:value-type="float" office:value="7.9820814397264099" table:style-name="ce14">
            <text:p>7.98</text:p>
          </table:table-cell>
          <table:table-cell office:value-type="float" office:value="5513" table:style-name="ce13">
            <text:p>5,513</text:p>
          </table:table-cell>
          <table:table-cell office:value-type="float" office:value="2918" table:style-name="ce13">
            <text:p>2,918</text:p>
          </table:table-cell>
          <table:table-cell office:value-type="float" office:value="2595" table:style-name="ce13">
            <text:p>2,595</text:p>
          </table:table-cell>
          <table:table-cell office:value-type="float" office:value="3.5843622201850369" table:style-name="ce14">
            <text:p>3.58</text:p>
          </table:table-cell>
          <table:table-cell office:value-type="float" office:value="133377" table:style-name="ce13">
            <text:p>133,377</text:p>
          </table:table-cell>
          <table:table-cell office:value-type="float" office:value="67171" table:style-name="ce13">
            <text:p>67,171</text:p>
          </table:table-cell>
          <table:table-cell office:value-type="float" office:value="66206" table:style-name="ce13">
            <text:p>66,206</text:p>
          </table:table-cell>
          <table:table-cell office:value-type="float" office:value="86.717119506914514" table:style-name="ce14">
            <text:p>86.72</text:p>
          </table:table-cell>
          <table:table-cell office:value-type="float" office:value="22281" table:style-name="ce13">
            <text:p>22,281</text:p>
          </table:table-cell>
          <table:table-cell office:value-type="float" office:value="10810" table:style-name="ce13">
            <text:p>10,810</text:p>
          </table:table-cell>
          <table:table-cell office:value-type="float" office:value="11471" table:style-name="ce13">
            <text:p>11,471</text:p>
          </table:table-cell>
          <table:table-cell office:value-type="float" office:value="14.486336772708656" table:style-name="ce14">
            <text:p>14.49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金門縣</text:p>
          </table:table-cell>
          <table:table-cell office:value-type="float" office:value="140511" table:style-name="ce17">
            <text:p>140,511</text:p>
          </table:table-cell>
          <table:table-cell office:value-type="float" office:value="70149" table:style-name="ce17">
            <text:p>70,149</text:p>
          </table:table-cell>
          <table:table-cell office:value-type="float" office:value="70362" table:style-name="ce17">
            <text:p>70,362</text:p>
          </table:table-cell>
          <table:table-cell office:value-type="float" office:value="4795" table:style-name="ce17">
            <text:p>4,795</text:p>
          </table:table-cell>
          <table:table-cell office:value-type="float" office:value="2461" table:style-name="ce17">
            <text:p>2,461</text:p>
          </table:table-cell>
          <table:table-cell office:value-type="float" office:value="2334" table:style-name="ce17">
            <text:p>2,334</text:p>
          </table:table-cell>
          <table:table-cell office:value-type="float" office:value="3.4125442136202859" table:style-name="ce18">
            <text:p>3.41</text:p>
          </table:table-cell>
          <table:table-cell office:value-type="float" office:value="6463" table:style-name="ce17">
            <text:p>6,463</text:p>
          </table:table-cell>
          <table:table-cell office:value-type="float" office:value="3325" table:style-name="ce17">
            <text:p>3,325</text:p>
          </table:table-cell>
          <table:table-cell office:value-type="float" office:value="3138" table:style-name="ce17">
            <text:p>3,138</text:p>
          </table:table-cell>
          <table:table-cell office:value-type="float" office:value="4.599639885845237" table:style-name="ce19">
            <text:p>4.60</text:p>
          </table:table-cell>
          <table:table-cell office:value-type="float" office:value="10289" table:style-name="ce17">
            <text:p>10,289</text:p>
          </table:table-cell>
          <table:table-cell office:value-type="float" office:value="5322" table:style-name="ce17">
            <text:p>5,322</text:p>
          </table:table-cell>
          <table:table-cell office:value-type="float" office:value="4967" table:style-name="ce17">
            <text:p>4,967</text:p>
          </table:table-cell>
          <table:table-cell office:value-type="float" office:value="7.3225583762125384" table:style-name="ce18">
            <text:p>7.32</text:p>
          </table:table-cell>
          <table:table-cell office:value-type="float" office:value="10981" table:style-name="ce17">
            <text:p>10,981</text:p>
          </table:table-cell>
          <table:table-cell office:value-type="float" office:value="5672" table:style-name="ce17">
            <text:p>5,672</text:p>
          </table:table-cell>
          <table:table-cell office:value-type="float" office:value="5309" table:style-name="ce17">
            <text:p>5,309</text:p>
          </table:table-cell>
          <table:table-cell office:value-type="float" office:value="7.8150465088142562" table:style-name="ce18">
            <text:p>7.82</text:p>
          </table:table-cell>
          <table:table-cell office:value-type="float" office:value="4971" table:style-name="ce17">
            <text:p>4,971</text:p>
          </table:table-cell>
          <table:table-cell office:value-type="float" office:value="2622" table:style-name="ce17">
            <text:p>2,622</text:p>
          </table:table-cell>
          <table:table-cell office:value-type="float" office:value="2349" table:style-name="ce17">
            <text:p>2,349</text:p>
          </table:table-cell>
          <table:table-cell office:value-type="float" office:value="3.5378013109293933" table:style-name="ce18">
            <text:p>3.54</text:p>
          </table:table-cell>
          <table:table-cell office:value-type="float" office:value="122104" table:style-name="ce17">
            <text:p>122,104</text:p>
          </table:table-cell>
          <table:table-cell office:value-type="float" office:value="60583" table:style-name="ce17">
            <text:p>60,583</text:p>
          </table:table-cell>
          <table:table-cell office:value-type="float" office:value="61521" table:style-name="ce17">
            <text:p>61,521</text:p>
          </table:table-cell>
          <table:table-cell office:value-type="float" office:value="86.899958010404873" table:style-name="ce18">
            <text:p>86.90</text:p>
          </table:table-cell>
          <table:table-cell office:value-type="float" office:value="20582" table:style-name="ce17">
            <text:p>20,582</text:p>
          </table:table-cell>
          <table:table-cell office:value-type="float" office:value="9897" table:style-name="ce17">
            <text:p>9,897</text:p>
          </table:table-cell>
          <table:table-cell office:value-type="float" office:value="10685" table:style-name="ce17">
            <text:p>10,685</text:p>
          </table:table-cell>
          <table:table-cell office:value-type="float" office:value="14.647963504636646" table:style-name="ce18">
            <text:p>14.65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連江縣</text:p>
          </table:table-cell>
          <table:table-cell office:value-type="float" office:value="13296" table:style-name="ce17">
            <text:p>13,296</text:p>
          </table:table-cell>
          <table:table-cell office:value-type="float" office:value="7685" table:style-name="ce17">
            <text:p>7,685</text:p>
          </table:table-cell>
          <table:table-cell office:value-type="float" office:value="5611" table:style-name="ce17">
            <text:p>5,611</text:p>
          </table:table-cell>
          <table:table-cell office:value-type="float" office:value="565" table:style-name="ce17">
            <text:p>565</text:p>
          </table:table-cell>
          <table:table-cell office:value-type="float" office:value="311" table:style-name="ce17">
            <text:p>311</text:p>
          </table:table-cell>
          <table:table-cell office:value-type="float" office:value="254" table:style-name="ce17">
            <text:p>254</text:p>
          </table:table-cell>
          <table:table-cell office:value-type="float" office:value="4.2493983152827912" table:style-name="ce18">
            <text:p>4.25</text:p>
          </table:table-cell>
          <table:table-cell office:value-type="float" office:value="764" table:style-name="ce17">
            <text:p>764</text:p>
          </table:table-cell>
          <table:table-cell office:value-type="float" office:value="412" table:style-name="ce17">
            <text:p>412</text:p>
          </table:table-cell>
          <table:table-cell office:value-type="float" office:value="352" table:style-name="ce17">
            <text:p>352</text:p>
          </table:table-cell>
          <table:table-cell office:value-type="float" office:value="5.7460890493381465" table:style-name="ce19">
            <text:p>5.75</text:p>
          </table:table-cell>
          <table:table-cell office:value-type="float" office:value="1210" table:style-name="ce17">
            <text:p>1,210</text:p>
          </table:table-cell>
          <table:table-cell office:value-type="float" office:value="648" table:style-name="ce17">
            <text:p>648</text:p>
          </table:table-cell>
          <table:table-cell office:value-type="float" office:value="562" table:style-name="ce17">
            <text:p>562</text:p>
          </table:table-cell>
          <table:table-cell office:value-type="float" office:value="9.1004813477737656" table:style-name="ce18">
            <text:p>9.10</text:p>
          </table:table-cell>
          <table:table-cell office:value-type="float" office:value="1296" table:style-name="ce17">
            <text:p>1,296</text:p>
          </table:table-cell>
          <table:table-cell office:value-type="float" office:value="696" table:style-name="ce17">
            <text:p>696</text:p>
          </table:table-cell>
          <table:table-cell office:value-type="float" office:value="600" table:style-name="ce17">
            <text:p>600</text:p>
          </table:table-cell>
          <table:table-cell office:value-type="float" office:value="9.7472924187725631" table:style-name="ce18">
            <text:p>9.75</text:p>
          </table:table-cell>
          <table:table-cell office:value-type="float" office:value="542" table:style-name="ce17">
            <text:p>542</text:p>
          </table:table-cell>
          <table:table-cell office:value-type="float" office:value="296" table:style-name="ce17">
            <text:p>296</text:p>
          </table:table-cell>
          <table:table-cell office:value-type="float" office:value="246" table:style-name="ce17">
            <text:p>246</text:p>
          </table:table-cell>
          <table:table-cell office:value-type="float" office:value="4.0764139590854391" table:style-name="ce18">
            <text:p>4.08</text:p>
          </table:table-cell>
          <table:table-cell office:value-type="float" office:value="11273" table:style-name="ce17">
            <text:p>11,273</text:p>
          </table:table-cell>
          <table:table-cell office:value-type="float" office:value="6588" table:style-name="ce17">
            <text:p>6,588</text:p>
          </table:table-cell>
          <table:table-cell office:value-type="float" office:value="4685" table:style-name="ce17">
            <text:p>4,685</text:p>
          </table:table-cell>
          <table:table-cell office:value-type="float" office:value="84.78489771359807" table:style-name="ce18">
            <text:p>84.78</text:p>
          </table:table-cell>
          <table:table-cell office:value-type="float" office:value="1699" table:style-name="ce17">
            <text:p>1,699</text:p>
          </table:table-cell>
          <table:table-cell office:value-type="float" office:value="913" table:style-name="ce17">
            <text:p>913</text:p>
          </table:table-cell>
          <table:table-cell office:value-type="float" office:value="786" table:style-name="ce17">
            <text:p>786</text:p>
          </table:table-cell>
          <table:table-cell office:value-type="float" office:value="12.778279181708784" table:style-name="ce18">
            <text:p>12.78</text:p>
          </table:table-cell>
          <table:table-cell table:number-columns-repeated="16352" table:style-name="ce20"/>
        </table:table-row>
        <table:table-row table:style-name="ro8">
          <table:table-cell table:style-name="ce21"/>
          <table:table-cell table:style-name="ce22"/>
          <table:table-cell table:number-columns-repeated="2" table:style-name="ce23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5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4"/>
          <table:table-cell table:number-columns-repeated="16352"/>
        </table:table-row>
        <table:table-row table:style-name="ro9">
          <table:table-cell office:value-type="string" table:style-name="ce26">
            <text:p>說明：本表各年齡結構指標項目係屬部分統計，各年齡指標欄位合計數不等於總人口數。</text:p>
          </table:table-cell>
          <table:table-cell table:number-columns-repeated="6" table:style-name="ce27"/>
          <table:table-cell table:number-columns-repeated="17" table:style-name="ce28"/>
          <table:table-cell table:number-columns-repeated="3" table:style-name="ce29"/>
          <table:table-cell table:number-columns-repeated="4" table:style-name="ce30"/>
          <table:table-cell office:value-type="string" table:style-name="ce31">
            <text:p><text:s text:c="16"/>內政部戶政司 110年3月10日編製</text:p>
          </table:table-cell>
          <table:table-cell table:number-columns-repeated="16352"/>
        </table:table-row>
        <table:table-row table:number-rows-repeated="1048545" table:style-name="ro10">
          <table:table-cell table:number-columns-repeated="16384"/>
        </table:table-row>
        <table:named-expressions>
          <table:named-range table:name="Print_Area" table:cell-range-address="05-年齡結構.$A$1:05-年齡結構.$AF$31" table:base-cell-address="05-年齡結構.$A$1"/>
        </table:named-expressions>
      </table:table>
      <table:table table:name="'file:///C:/Users/moi1849/Desktop/123/3/1.月報/06速(月)報套印/11002/上網各月速報公式(2月).xls'#說明" table:style-name="ta2">
        <table:table-source xlink:href="file:///C:/Users/moi1849/Desktop/123/3/1.月報/06速(月)報套印/11002/上網各月速報公式(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60" table:style-name="ta2">
        <table:table-source xlink:href="file:///C:/Users/moi1849/Desktop/123/3/1.月報/06速(月)報套印/11002/上網各月速報公式(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70" table:style-name="ta2">
        <table:table-source xlink:href="file:///C:/Users/moi1849/Desktop/123/3/1.月報/06速(月)報套印/11002/上網各月速報公式(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B0" table:style-name="ta2">
        <table:table-source xlink:href="file:///C:/Users/moi1849/Desktop/123/3/1.月報/06速(月)報套印/11002/上網各月速報公式(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-年月別" table:style-name="ta2">
        <table:table-source xlink:href="file:///C:/Users/moi1849/Desktop/123/3/1.月報/06速(月)報套印/11002/上網各月速報公式(2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-縣市別" table:style-name="ta2">
        <table:table-source xlink:href="file:///C:/Users/moi1849/Desktop/123/3/1.月報/06速(月)報套印/11002/上網各月速報公式(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-年齡結構" table:style-name="ta2">
        <table:table-source xlink:href="file:///C:/Users/moi1849/Desktop/123/3/1.月報/06速(月)報套印/11002/上網各月速報公式(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資料分析" table:style-name="ta2">
        <table:table-source xlink:href="file:///C:/Users/moi1849/Desktop/123/3/1.月報/06速(月)報套印/11002/上網各月速報公式(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分析(草稿)" table:style-name="ta2">
        <table:table-source xlink:href="file:///C:/Users/moi1849/Desktop/123/3/1.月報/06速(月)報套印/11002/上網各月速報公式(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2-年月別" table:style-name="ta2">
        <table:table-source xlink:href="file:///C:/Users/moi1849/Desktop/123/3/1.月報/06速(月)報套印/11002/上網各月速報公式(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2-縣市別" table:style-name="ta2">
        <table:table-source xlink:href="file:///C:/Users/moi1849/Desktop/123/3/1.月報/06速(月)報套印/11002/上網各月速報公式(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4-單一年齡" table:style-name="ta2">
        <table:table-source xlink:href="file:///C:/Users/moi1849/Desktop/123/3/1.月報/06速(月)報套印/11002/上網各月速報公式(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5-年齡結構" table:style-name="ta2">
        <table:table-source xlink:href="file:///C:/Users/moi1849/Desktop/123/3/1.月報/06速(月)報套印/11002/上網各月速報公式(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6-人口增加&amp;生死結離" table:style-name="ta2">
        <table:table-source xlink:href="file:///C:/Users/moi1849/Desktop/123/3/1.月報/06速(月)報套印/11002/上網各月速報公式(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7-年月別" table:style-name="ta2">
        <table:table-source xlink:href="file:///C:/Users/moi1849/Desktop/123/3/1.月報/06速(月)報套印/11002/上網各月速報公式(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7-縣市別" table:style-name="ta2">
        <table:table-source xlink:href="file:///C:/Users/moi1849/Desktop/123/3/1.月報/06速(月)報套印/11002/上網各月速報公式(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0-年月別" table:style-name="ta2">
        <table:table-source xlink:href="file:///C:/Users/moi1849/Desktop/123/3/1.月報/06速(月)報套印/11002/上網各月速報公式(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0-縣市別" table:style-name="ta2">
        <table:table-source xlink:href="file:///C:/Users/moi1849/Desktop/123/3/1.月報/06速(月)報套印/11002/上網各月速報公式(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1-遷徙" table:style-name="ta2">
        <table:table-source xlink:href="file:///C:/Users/moi1849/Desktop/123/3/1.月報/06速(月)報套印/11002/上網各月速報公式(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 style:font-family-generic="swiss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 style:font-family-generic="swiss"/>
    </style:style>
  </office:styles>
  <office:automatic-styles>
    <style:page-layout style:name="pm1">
      <style:page-layout-properties fo:margin-top="0.511811023622047in" fo:margin-bottom="0.196850393700787in" fo:margin-left="0in" fo:margin-right="0in" style:print-orientation="landscape" style:print-page-order="ttb" style:first-page-number="continue" style:scale-to="49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1</meta:generator>
    <meta:initial-creator>盧怡婷</meta:initial-creator>
    <dc:creator>盧怡婷</dc:creator>
    <meta:creation-date>2021-03-04T01:58:48Z</meta:creation-date>
    <dc:date>2021-03-04T06:58:07Z</dc:date>
  </office:meta>
</office:document-meta>
</file>